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4ad7266"/>
    </style:style>
    <style:style style:name="P4" style:family="paragraph" style:parent-style-name="Standard">
      <style:text-properties officeooo:rsid="03ce45d1" officeooo:paragraph-rsid="0536bbf5"/>
    </style:style>
    <style:style style:name="P5" style:family="paragraph" style:parent-style-name="Standard">
      <style:text-properties officeooo:paragraph-rsid="04ae1a92"/>
    </style:style>
    <style:style style:name="P6" style:family="paragraph" style:parent-style-name="Standard">
      <style:text-properties officeooo:rsid="04b15de3" officeooo:paragraph-rsid="04b15de3"/>
    </style:style>
    <style:style style:name="P7" style:family="paragraph" style:parent-style-name="Standard">
      <style:text-properties officeooo:paragraph-rsid="04b96d85"/>
    </style:style>
    <style:style style:name="P8" style:family="paragraph" style:parent-style-name="Standard">
      <style:text-properties officeooo:paragraph-rsid="04bb1d77"/>
    </style:style>
    <style:style style:name="P9" style:family="paragraph" style:parent-style-name="Standard">
      <style:text-properties officeooo:paragraph-rsid="04bb531c"/>
    </style:style>
    <style:style style:name="P10" style:family="paragraph" style:parent-style-name="Standard">
      <style:text-properties officeooo:paragraph-rsid="04bec57b"/>
    </style:style>
    <style:style style:name="P11" style:family="paragraph" style:parent-style-name="Standard">
      <style:text-properties officeooo:paragraph-rsid="04c2e9b7"/>
    </style:style>
    <style:style style:name="P12" style:family="paragraph" style:parent-style-name="Standard">
      <style:text-properties officeooo:paragraph-rsid="04d30878"/>
    </style:style>
    <style:style style:name="P13" style:family="paragraph" style:parent-style-name="Standard">
      <style:text-properties officeooo:paragraph-rsid="04d48a70"/>
    </style:style>
    <style:style style:name="P14" style:family="paragraph" style:parent-style-name="Standard">
      <style:text-properties officeooo:paragraph-rsid="04dc06f1"/>
    </style:style>
    <style:style style:name="P15" style:family="paragraph" style:parent-style-name="Standard">
      <style:text-properties officeooo:paragraph-rsid="04e583b4"/>
    </style:style>
    <style:style style:name="P16" style:family="paragraph" style:parent-style-name="Standard">
      <style:text-properties officeooo:paragraph-rsid="04ef24ec"/>
    </style:style>
    <style:style style:name="P17" style:family="paragraph" style:parent-style-name="Standard">
      <style:text-properties officeooo:paragraph-rsid="04f09ecd"/>
    </style:style>
    <style:style style:name="P18" style:family="paragraph" style:parent-style-name="Standard">
      <style:text-properties officeooo:paragraph-rsid="04f21efa"/>
    </style:style>
    <style:style style:name="P19" style:family="paragraph" style:parent-style-name="Standard">
      <style:text-properties officeooo:paragraph-rsid="04f6491d"/>
    </style:style>
    <style:style style:name="P20" style:family="paragraph" style:parent-style-name="Standard">
      <style:text-properties officeooo:paragraph-rsid="04f8791b"/>
    </style:style>
    <style:style style:name="P21" style:family="paragraph" style:parent-style-name="Standard">
      <style:text-properties officeooo:paragraph-rsid="04fca135"/>
    </style:style>
    <style:style style:name="P22" style:family="paragraph" style:parent-style-name="Standard">
      <style:text-properties officeooo:paragraph-rsid="05017a66"/>
    </style:style>
    <style:style style:name="P23" style:family="paragraph" style:parent-style-name="Standard">
      <style:text-properties officeooo:paragraph-rsid="0502a9a5"/>
    </style:style>
    <style:style style:name="P24" style:family="paragraph" style:parent-style-name="Standard">
      <style:text-properties officeooo:paragraph-rsid="0504b19e"/>
    </style:style>
    <style:style style:name="P25" style:family="paragraph" style:parent-style-name="Standard">
      <style:text-properties officeooo:paragraph-rsid="0505cf6a"/>
    </style:style>
    <style:style style:name="P26" style:family="paragraph" style:parent-style-name="Standard">
      <style:text-properties officeooo:paragraph-rsid="050dcb60"/>
    </style:style>
    <style:style style:name="P27" style:family="paragraph" style:parent-style-name="Standard">
      <style:text-properties officeooo:paragraph-rsid="0515e905"/>
    </style:style>
    <style:style style:name="P28" style:family="paragraph" style:parent-style-name="Standard">
      <style:text-properties officeooo:paragraph-rsid="051ffa46"/>
    </style:style>
    <style:style style:name="P29" style:family="paragraph" style:parent-style-name="Standard">
      <style:text-properties officeooo:paragraph-rsid="0521f255"/>
    </style:style>
    <style:style style:name="P30" style:family="paragraph" style:parent-style-name="Standard">
      <style:text-properties officeooo:paragraph-rsid="0523c117"/>
    </style:style>
    <style:style style:name="P31" style:family="paragraph" style:parent-style-name="Standard">
      <style:text-properties officeooo:paragraph-rsid="052860f5"/>
    </style:style>
    <style:style style:name="P32" style:family="paragraph" style:parent-style-name="Standard">
      <style:text-properties officeooo:paragraph-rsid="052e7318"/>
    </style:style>
    <style:style style:name="P33" style:family="paragraph" style:parent-style-name="Standard">
      <style:text-properties officeooo:paragraph-rsid="0530abd8"/>
    </style:style>
    <style:style style:name="P34" style:family="paragraph" style:parent-style-name="Standard">
      <style:text-properties officeooo:paragraph-rsid="0535128f"/>
    </style:style>
    <style:style style:name="P35" style:family="paragraph" style:parent-style-name="Standard">
      <style:text-properties officeooo:paragraph-rsid="05385d66"/>
    </style:style>
    <style:style style:name="P36" style:family="paragraph" style:parent-style-name="Standard">
      <style:text-properties officeooo:paragraph-rsid="053ae538"/>
    </style:style>
    <style:style style:name="P37" style:family="paragraph" style:parent-style-name="Standard">
      <style:text-properties officeooo:paragraph-rsid="05cd2186"/>
    </style:style>
    <style:style style:name="P38" style:family="paragraph" style:parent-style-name="Standard">
      <style:text-properties officeooo:paragraph-rsid="05d7edd7"/>
    </style:style>
    <style:style style:name="P39" style:family="paragraph" style:parent-style-name="Standard">
      <style:text-properties officeooo:paragraph-rsid="05d86192"/>
    </style:style>
    <style:style style:name="P40" style:family="paragraph" style:parent-style-name="Standard">
      <style:text-properties officeooo:paragraph-rsid="05e1891e"/>
    </style:style>
    <style:style style:name="P41" style:family="paragraph" style:parent-style-name="Standard">
      <style:text-properties officeooo:paragraph-rsid="060032cf"/>
    </style:style>
    <style:style style:name="P42" style:family="paragraph" style:parent-style-name="Standard">
      <style:text-properties officeooo:paragraph-rsid="06061e70"/>
    </style:style>
    <style:style style:name="P43" style:family="paragraph" style:parent-style-name="Standard">
      <style:text-properties officeooo:paragraph-rsid="0607c67a"/>
    </style:style>
    <style:style style:name="P44" style:family="paragraph" style:parent-style-name="Standard">
      <style:text-properties officeooo:paragraph-rsid="060b2499"/>
    </style:style>
    <style:style style:name="P45" style:family="paragraph" style:parent-style-name="Standard">
      <style:text-properties officeooo:paragraph-rsid="06106168"/>
    </style:style>
    <style:style style:name="P46" style:family="paragraph" style:parent-style-name="Standard">
      <style:text-properties officeooo:paragraph-rsid="0610ccdf"/>
    </style:style>
    <style:style style:name="P47" style:family="paragraph" style:parent-style-name="Standard">
      <style:text-properties officeooo:paragraph-rsid="061555ca"/>
    </style:style>
    <style:style style:name="P48" style:family="paragraph" style:parent-style-name="Standard">
      <style:text-properties officeooo:paragraph-rsid="061615a8"/>
    </style:style>
    <style:style style:name="P49" style:family="paragraph" style:parent-style-name="Standard">
      <style:text-properties officeooo:paragraph-rsid="064165d7"/>
    </style:style>
    <style:style style:name="P50" style:family="paragraph" style:parent-style-name="Standard">
      <style:text-properties officeooo:paragraph-rsid="06649692"/>
    </style:style>
    <style:style style:name="P51" style:family="paragraph" style:parent-style-name="Standard">
      <style:text-properties officeooo:paragraph-rsid="0666c00d"/>
    </style:style>
    <style:style style:name="P52" style:family="paragraph" style:parent-style-name="Standard">
      <style:text-properties officeooo:paragraph-rsid="066a8da8"/>
    </style:style>
    <style:style style:name="P53" style:family="paragraph" style:parent-style-name="Standard">
      <style:text-properties officeooo:paragraph-rsid="05caa3ba"/>
    </style:style>
    <style:style style:name="P54" style:family="paragraph" style:parent-style-name="Standard">
      <style:text-properties officeooo:paragraph-rsid="05d05278"/>
    </style:style>
    <style:style style:name="P55" style:family="paragraph" style:parent-style-name="Standard">
      <style:text-properties officeooo:paragraph-rsid="06701603"/>
    </style:style>
    <style:style style:name="P56" style:family="paragraph" style:parent-style-name="Standard">
      <style:text-properties officeooo:paragraph-rsid="06774db2"/>
    </style:style>
    <style:style style:name="P57" style:family="paragraph" style:parent-style-name="Standard">
      <style:text-properties officeooo:paragraph-rsid="06829c63"/>
    </style:style>
    <style:style style:name="P58" style:family="paragraph" style:parent-style-name="Standard">
      <style:text-properties officeooo:paragraph-rsid="06831948"/>
    </style:style>
    <style:style style:name="P59" style:family="paragraph" style:parent-style-name="Standard">
      <style:text-properties officeooo:paragraph-rsid="068c5031"/>
    </style:style>
    <style:style style:name="P60" style:family="paragraph" style:parent-style-name="Standard" style:list-style-name="L1">
      <style:text-properties officeooo:paragraph-rsid="04ad7266"/>
    </style:style>
    <style:style style:name="P61" style:family="paragraph" style:parent-style-name="Standard" style:list-style-name="L1">
      <style:text-properties officeooo:rsid="03e2433e" officeooo:paragraph-rsid="04ad7266"/>
    </style:style>
    <style:style style:name="P62" style:family="paragraph" style:parent-style-name="Standard" style:list-style-name="L1">
      <style:text-properties officeooo:rsid="03e349b0" officeooo:paragraph-rsid="04ad7266"/>
    </style:style>
    <style:style style:name="P63" style:family="paragraph" style:parent-style-name="Standard" style:list-style-name="L2">
      <style:text-properties officeooo:rsid="03e349b0" officeooo:paragraph-rsid="04ad7266"/>
    </style:style>
    <style:style style:name="P64" style:family="paragraph" style:parent-style-name="Standard" style:list-style-name="L3">
      <style:text-properties officeooo:rsid="03e7c59f" officeooo:paragraph-rsid="04ad7266"/>
    </style:style>
    <style:style style:name="P65" style:family="paragraph" style:parent-style-name="Standard" style:list-style-name="L1">
      <style:text-properties officeooo:rsid="03ea54fd" officeooo:paragraph-rsid="04ad7266"/>
    </style:style>
    <style:style style:name="P66" style:family="paragraph" style:parent-style-name="Standard" style:list-style-name="L1">
      <style:text-properties officeooo:rsid="04b6fbff" officeooo:paragraph-rsid="04b6fbff"/>
    </style:style>
    <style:style style:name="P67" style:family="paragraph" style:parent-style-name="Standard" style:list-style-name="L4">
      <style:text-properties officeooo:paragraph-rsid="04c9ba58"/>
    </style:style>
    <style:style style:name="P68" style:family="paragraph" style:parent-style-name="Standard" style:list-style-name="L4">
      <style:text-properties officeooo:paragraph-rsid="04ca197c"/>
    </style:style>
    <style:style style:name="P69" style:family="paragraph" style:parent-style-name="Standard" style:list-style-name="L5">
      <style:text-properties officeooo:paragraph-rsid="05ef46a3"/>
    </style:style>
    <style:style style:name="P70" style:family="paragraph" style:parent-style-name="Standard" style:list-style-name="L5">
      <style:text-properties officeooo:paragraph-rsid="05f3f247"/>
    </style:style>
    <style:style style:name="P71" style:family="paragraph" style:parent-style-name="Standard" style:list-style-name="L5">
      <style:text-properties officeooo:paragraph-rsid="05f241f2"/>
    </style:style>
    <style:style style:name="P72" style:family="paragraph" style:parent-style-name="Standard" style:list-style-name="L5">
      <style:text-properties officeooo:paragraph-rsid="05f5211a"/>
    </style:style>
    <style:style style:name="P73" style:family="paragraph" style:parent-style-name="Standard" style:list-style-name="L5">
      <style:text-properties officeooo:paragraph-rsid="05f5d8ce"/>
    </style:style>
    <style:style style:name="P74" style:family="paragraph" style:parent-style-name="Standard" style:list-style-name="L5">
      <style:text-properties officeooo:paragraph-rsid="05f90873"/>
    </style:style>
    <style:style style:name="P75" style:family="paragraph" style:parent-style-name="Standard" style:list-style-name="L5">
      <style:text-properties officeooo:paragraph-rsid="05fb293b"/>
    </style:style>
    <style:style style:name="P76" style:family="paragraph" style:parent-style-name="Standard" style:list-style-name="L5">
      <style:text-properties officeooo:paragraph-rsid="065f402b"/>
    </style:style>
    <style:style style:name="P77" style:family="paragraph" style:parent-style-name="Standard" style:list-style-name="L5">
      <style:text-properties officeooo:paragraph-rsid="066158ea"/>
    </style:style>
    <style:style style:name="P78" style:family="paragraph" style:parent-style-name="Standard" style:list-style-name="L5">
      <style:text-properties officeooo:paragraph-rsid="065f6271"/>
    </style:style>
    <style:style style:name="P79" style:family="paragraph" style:parent-style-name="Standard" style:list-style-name="L5">
      <style:text-properties officeooo:paragraph-rsid="05fc5bfd"/>
    </style:style>
    <style:style style:name="P80" style:family="paragraph" style:parent-style-name="Standard" style:list-style-name="L6">
      <style:text-properties officeooo:paragraph-rsid="065f6271"/>
    </style:style>
    <style:style style:name="P81" style:family="paragraph" style:parent-style-name="Standard" style:list-style-name="L7">
      <style:text-properties officeooo:paragraph-rsid="065f6271"/>
    </style:style>
    <style:style style:name="P82" style:family="paragraph" style:parent-style-name="Standard" style:list-style-name="L8">
      <style:text-properties officeooo:paragraph-rsid="065f6271"/>
    </style:style>
    <style:style style:name="P83" style:family="paragraph" style:parent-style-name="Standard" style:list-style-name="L9">
      <style:text-properties officeooo:paragraph-rsid="066158ea"/>
    </style:style>
    <style:style style:name="P84" style:family="paragraph" style:parent-style-name="Standard" style:list-style-name="L10">
      <style:text-properties officeooo:paragraph-rsid="066158ea"/>
    </style:style>
    <style:style style:name="P85" style:family="paragraph" style:parent-style-name="Standard" style:list-style-name="L11">
      <style:text-properties officeooo:paragraph-rsid="066158ea"/>
    </style:style>
    <style:style style:name="P86" style:family="paragraph" style:parent-style-name="Standard" style:list-style-name="L12">
      <style:text-properties officeooo:paragraph-rsid="066158ea"/>
    </style:style>
    <style:style style:name="P87" style:family="paragraph" style:parent-style-name="Standard" style:list-style-name="L12">
      <style:text-properties officeooo:paragraph-rsid="06623890"/>
    </style:style>
    <style:style style:name="P88" style:family="paragraph" style:parent-style-name="Standard" style:list-style-name="L13">
      <style:text-properties officeooo:paragraph-rsid="06318f6c"/>
    </style:style>
    <style:style style:name="P89" style:family="paragraph" style:parent-style-name="Standard" style:list-style-name="L13">
      <style:text-properties officeooo:paragraph-rsid="061dc829"/>
    </style:style>
    <style:style style:name="P90" style:family="paragraph" style:parent-style-name="Standard" style:list-style-name="L13">
      <style:text-properties officeooo:paragraph-rsid="06213e0c"/>
    </style:style>
    <style:style style:name="P91" style:family="paragraph" style:parent-style-name="Standard" style:list-style-name="L13">
      <style:text-properties officeooo:paragraph-rsid="0649be7d"/>
    </style:style>
    <style:style style:name="P92" style:family="paragraph" style:parent-style-name="Standard" style:list-style-name="L13">
      <style:text-properties officeooo:paragraph-rsid="0650d37e"/>
    </style:style>
    <style:style style:name="P93" style:family="paragraph" style:parent-style-name="Standard" style:list-style-name="L13">
      <style:text-properties officeooo:paragraph-rsid="064ef0b1"/>
    </style:style>
    <style:style style:name="P94" style:family="paragraph" style:parent-style-name="Standard" style:list-style-name="L13">
      <style:text-properties officeooo:paragraph-rsid="0626979a"/>
    </style:style>
    <style:style style:name="P95" style:family="paragraph" style:parent-style-name="Standard" style:list-style-name="L13">
      <style:text-properties officeooo:paragraph-rsid="0627fa00"/>
    </style:style>
    <style:style style:name="P96" style:family="paragraph" style:parent-style-name="Standard" style:list-style-name="L13">
      <style:text-properties officeooo:paragraph-rsid="062d2a0e"/>
    </style:style>
    <style:style style:name="P97" style:family="paragraph" style:parent-style-name="Standard" style:list-style-name="L13">
      <style:text-properties officeooo:paragraph-rsid="062e78e8"/>
    </style:style>
    <style:style style:name="P98" style:family="paragraph" style:parent-style-name="Standard" style:list-style-name="L13">
      <style:text-properties officeooo:paragraph-rsid="065b8711"/>
    </style:style>
    <style:style style:name="P99" style:family="paragraph" style:parent-style-name="Standard" style:list-style-name="L13">
      <style:text-properties officeooo:paragraph-rsid="06541780"/>
    </style:style>
    <style:style style:name="P100" style:family="paragraph" style:parent-style-name="Standard" style:list-style-name="L13">
      <style:text-properties officeooo:paragraph-rsid="06597130"/>
    </style:style>
    <style:style style:name="P101" style:family="paragraph" style:parent-style-name="Standard" style:list-style-name="L13">
      <style:text-properties officeooo:paragraph-rsid="065a4fc4"/>
    </style:style>
    <style:style style:name="P102" style:family="paragraph" style:parent-style-name="Standard" style:list-style-name="L13">
      <style:text-properties officeooo:paragraph-rsid="063bd1a8"/>
    </style:style>
    <style:style style:name="P103" style:family="paragraph" style:parent-style-name="Standard" style:list-style-name="L14">
      <style:text-properties officeooo:paragraph-rsid="06470a84"/>
    </style:style>
    <style:style style:name="P104" style:family="paragraph" style:parent-style-name="Standard" style:list-style-name="L15">
      <style:text-properties officeooo:paragraph-rsid="052d139a"/>
    </style:style>
    <style:style style:name="P105" style:family="paragraph" style:parent-style-name="Standard" style:list-style-name="L16">
      <style:text-properties officeooo:paragraph-rsid="053d933b"/>
    </style:style>
    <style:style style:name="P106" style:family="paragraph" style:parent-style-name="Standard" style:list-style-name="L17">
      <style:text-properties officeooo:paragraph-rsid="067beb65"/>
    </style:style>
    <style:style style:name="P107" style:family="paragraph" style:parent-style-name="Standard" style:list-style-name="L17">
      <style:text-properties officeooo:paragraph-rsid="067ce43c"/>
    </style:style>
    <style:style style:name="P108" style:family="paragraph" style:parent-style-name="Standard" style:list-style-name="L17">
      <style:text-properties officeooo:paragraph-rsid="067e4292"/>
    </style:style>
    <style:style style:name="P109" style:family="paragraph" style:parent-style-name="Standard" style:list-style-name="L17">
      <style:text-properties officeooo:paragraph-rsid="067f0028"/>
    </style:style>
    <style:style style:name="P110" style:family="paragraph" style:parent-style-name="Standard">
      <style:text-properties officeooo:paragraph-rsid="068c5031"/>
    </style:style>
    <style:style style:name="P111" style:family="paragraph" style:parent-style-name="Standard">
      <style:text-properties officeooo:paragraph-rsid="068e5060"/>
    </style:style>
    <style:style style:name="T1" style:family="text">
      <style:text-properties fo:color="#000000" style:text-line-through-style="none" style:text-line-through-type="none" style:font-name="Calibri" fo:font-size="9pt" style:text-underline-style="none" fo:font-weight="normal" officeooo:rsid="0496c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b321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b9b8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3c007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3c9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3cb09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3b1fe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3c3da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3bd67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3e16d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3b5e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3f3cd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3d75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3d8ce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01c5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17d5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bold" officeooo:rsid="03d24a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000000" style:text-line-through-style="none" style:text-line-through-type="none" style:font-name="Calibri" fo:font-size="9pt" style:text-underline-style="none" fo:font-weight="bold" officeooo:rsid="03d3df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000000" style:text-line-through-style="none" style:text-line-through-type="none" style:font-name="Calibri" fo:font-size="9pt" style:text-underline-style="none" fo:font-weight="bold" officeooo:rsid="03d756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Calibri" fo:font-size="9pt" style:text-underline-style="none" fo:font-weight="bold" officeooo:rsid="03d8ce4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18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18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189"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192" style:family="text">
      <style:text-properties fo:color="#000000" style:text-line-through-style="none" style:text-line-through-type="none" style:font-name="Calibri" fo:font-size="12pt" style:text-underline-style="none" fo:font-weight="bold"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193" style:family="text">
      <style:text-properties fo:color="#000000" style:text-line-through-style="none" style:text-line-through-type="none" style:font-name="Calibri" fo:font-size="12pt" style:text-underline-style="none" fo:font-weight="bold" officeooo:rsid="03cdec9b" style:text-blinking="false" fo:background-color="#ffffff" loext:char-shading-value="0" style:font-name-asian="Times New Roman1" style:font-size-asian="12pt" style:font-weight-asian="bold" style:font-name-complex="Arial" style:font-size-complex="12pt" style:font-weight-complex="bold" loext:padding="0cm" loext:border="none"/>
    </style:style>
    <style:style style:name="T194"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195" style:family="text">
      <style:text-properties fo:color="#ff0000" style:text-line-through-style="none" style:text-line-through-type="none" style:font-name="Calibri" fo:font-size="9pt" style:text-underline-style="none" officeooo:rsid="0667f806" style:text-blinking="false" fo:background-color="#ffffff" loext:char-shading-value="0" style:font-name-asian="Times New Roman1" style:font-size-asian="9pt" style:font-name-complex="Arial" style:font-size-complex="9pt" loext:padding="0cm" loext:border="none"/>
    </style:style>
    <style:style style:name="T196"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Calibri" fo:font-size="9pt" style:text-underline-style="none" fo:font-weight="normal" officeooo:rsid="0667f8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style:text-line-through-style="none" style:text-line-through-type="none" style:font-name="Calibri" fo:font-size="9pt" style:text-underline-style="none" fo:font-weight="normal" officeooo:rsid="0667f806"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ource_20_Text"><text:span text:style-name="T192">How to approach a system design interview question</text:span></text:span><text:span text:style-name="Source_20_Text"><text:span text:style-name="T193">?</text:span></text:span></text:p>
      <text:p text:style-name="P3"><text:span text:style-name="Source_20_Text"><text:span text:style-name="T137">Four steps:</text:span></text:span></text:p>
      <text:list xml:id="list5788956807843917531" text:style-name="L1">
        <text:list-item>
          <text:p text:style-name="P60"><text:span text:style-name="Source_20_Text"><text:span text:style-name="T138">Outline use cases, constraints, and assumptions</text:span></text:span></text:p>
          <text:list>
            <text:list-item>
              <text:p text:style-name="P61"><text:span text:style-name="Source_20_Text"><text:span text:style-name="T3">Features the system should provide,</text:span></text:span></text:p>
            </text:list-item>
            <text:list-item>
              <text:p text:style-name="P62"><text:span text:style-name="Source_20_Text"><text:span text:style-name="T4">What analytics should be tracked?</text:span></text:span></text:p>
            </text:list-item>
            <text:list-item>
              <text:p text:style-name="P62"><text:span text:style-name="Source_20_Text"><text:span text:style-name="T1">Nature of the business: </text:span></text:span><text:span text:style-name="Source_20_Text"><text:span text:style-name="T5">Depending upon the natture of the business, following things may happen:</text:span></text:span></text:p>
            </text:list-item>
          </text:list>
        </text:list-item>
      </text:list>
      <text:list xml:id="list2701761016540168294" text:style-name="L2">
        <text:list-item>
          <text:list>
            <text:list-item>
              <text:list>
                <text:list-item>
                  <text:p text:style-name="P63"><text:span text:style-name="Source_20_Text"><text:span text:style-name="T5">some of the features </text:span></text:span><text:span text:style-name="Source_20_Text"><text:span text:style-name="T6">need to</text:span></text:span><text:span text:style-name="Source_20_Text"><text:span text:style-name="T5"> be faster than the others,</text:span></text:span></text:p>
                </text:list-item>
              </text:list>
            </text:list-item>
          </text:list>
        </text:list-item>
      </text:list>
      <text:list xml:id="list7096641374525891155" text:style-name="L3">
        <text:list-item>
          <text:list>
            <text:list-item>
              <text:list>
                <text:list-item>
                  <text:p text:style-name="P64"><text:span text:style-name="Source_20_Text"><text:span text:style-name="T5">some of the features </text:span></text:span><text:span text:style-name="Source_20_Text"><text:span text:style-name="T6">can</text:span></text:span><text:span text:style-name="Source_20_Text"><text:span text:style-name="T5"> be used more than the others during some specific time,</text:span></text:span></text:p>
                </text:list-item>
              </text:list>
            </text:list-item>
          </text:list>
        </text:list-item>
      </text:list>
      <text:list xml:id="list171024628778768" text:continue-list="list5788956807843917531" text:style-name="L1">
        <text:list-item>
          <text:list>
            <text:list-item>
              <text:p text:style-name="P62"><text:span text:style-name="Source_20_Text"><text:span text:style-name="T7">What are the inputs and outputs of the system?</text:span></text:span></text:p>
            </text:list-item>
            <text:list-item>
              <text:p text:style-name="P65"><text:span text:style-name="Source_20_Text"><text:span text:style-name="T7">Who is going to use it? </text:span></text:span><text:span text:style-name="Source_20_Text"><text:span text:style-name="T8">Means different types of users such as normal users, admin users, etc.</text:span></text:span></text:p>
            </text:list-item>
            <text:list-item>
              <text:p text:style-name="P65"><text:span text:style-name="Source_20_Text"><text:span text:style-name="T7">How are they going to use it? </text:span></text:span><text:span text:style-name="Source_20_Text"><text:span text:style-name="T9">Means how different users going to use the system?</text:span></text:span></text:p>
            </text:list-item>
            <text:list-item>
              <text:p text:style-name="P65"><text:span text:style-name="Source_20_Text"><text:span text:style-name="T7">How many users are there?</text:span></text:span></text:p>
            </text:list-item>
            <text:list-item>
              <text:p text:style-name="P65"><text:span text:style-name="Source_20_Text"><text:span text:style-name="T10">What is the expected load on the server </text:span></text:span><text:span text:style-name="Source_20_Text"><text:span text:style-name="T11">(number of requests/second)</text:span></text:span><text:span text:style-name="Source_20_Text"><text:span text:style-name="T10">?</text:span></text:span></text:p>
            </text:list-item>
            <text:list-item>
              <text:p text:style-name="P65"><text:span text:style-name="Source_20_Text"><text:span text:style-name="T10">What is the expected read to write ratio?</text:span></text:span></text:p>
            </text:list-item>
            <text:list-item>
              <text:p text:style-name="P65"><text:span text:style-name="Source_20_Text"><text:span text:style-name="T10">How much data do we expect to handle?</text:span></text:span></text:p>
            </text:list-item>
            <text:list-item>
              <text:p text:style-name="P65"><text:span text:style-name="Source_20_Text"><text:span text:style-name="T7">What are the things which need to be cached</text:span></text:span><text:span text:style-name="Source_20_Text"><text:span text:style-name="T12">? </text:span></text:span><text:span text:style-name="Source_20_Text"><text:span text:style-name="T7">When and How?</text:span></text:span></text:p>
            </text:list-item>
            <text:list-item>
              <text:p text:style-name="P65"><text:span text:style-name="Source_20_Text"><text:span text:style-name="T7">What are the things which need to be archived? When and How?</text:span></text:span></text:p>
            </text:list-item>
            <text:list-item>
              <text:p text:style-name="P65"><text:span text:style-name="Source_20_Text"><text:span text:style-name="T13">Q</text:span></text:span><text:span text:style-name="Source_20_Text"><text:span text:style-name="T14">uestion </text:span></text:span><text:span text:style-name="Source_20_Text"><text:span text:style-name="T13">specific use cases.</text:span></text:span></text:p>
            </text:list-item>
          </text:list>
        </text:list-item>
        <text:list-item>
          <text:p text:style-name="P60"><text:span text:style-name="Source_20_Text"><text:span text:style-name="T138">Create a high level design</text:span></text:span></text:p>
          <text:p text:style-name="P60"><text:span text:style-name="Source_20_Text"><text:span text:style-name="T15">Outline a high level design with all important components.</text:span></text:span></text:p>
          <text:list>
            <text:list-item>
              <text:p text:style-name="P60"><text:span text:style-name="Source_20_Text"><text:span text:style-name="T15">Sketch the main components and connections.</text:span></text:span></text:p>
            </text:list-item>
            <text:list-item>
              <text:p text:style-name="P60"><text:span text:style-name="Source_20_Text"><text:span text:style-name="T15">Justify your ideas</text:span></text:span></text:p>
            </text:list-item>
          </text:list>
        </text:list-item>
        <text:list-item>
          <text:p text:style-name="P60"><text:span text:style-name="Source_20_Text"><text:span text:style-name="T139">Design core components</text:span></text:span></text:p>
          <text:p text:style-name="P60"><text:span text:style-name="Source_20_Text"><text:span text:style-name="T16">Dive into details for each core component. </text:span></text:span></text:p>
          <text:p text:style-name="P60"><text:span text:style-name="Source_20_Text"><text:span text:style-name="T16"/></text:span></text:p>
          <text:p text:style-name="P60"><text:span text:style-name="Source_20_Text"><text:span text:style-name="T16">For example, if you were asked to </text:span></text:span><text:a xlink:type="simple" xlink:href="https://github.com/donnemartin/system-design-primer/blob/master/solutions/system_design/pastebin/README.md" text:style-name="Internet_20_link" text:visited-style-name="Visited_20_Internet_20_Link"><text:span text:style-name="Source_20_Text">design a url shortening service</text:span></text:a><text:span text:style-name="Source_20_Text"><text:span text:style-name="T16">, discuss:</text:span></text:span></text:p>
          <text:list>
            <text:list-item>
              <text:p text:style-name="P60"><text:span text:style-name="Source_20_Text"><text:span text:style-name="T16">Generating and storing a hash of the full url</text:span></text:span></text:p>
              <text:list>
                <text:list-item>
                  <text:p text:style-name="P60"><text:a xlink:type="simple" xlink:href="https://github.com/donnemartin/system-design-primer/blob/master/solutions/system_design/pastebin/README.md" text:style-name="Internet_20_link" text:visited-style-name="Visited_20_Internet_20_Link"><text:span text:style-name="Source_20_Text">MD5</text:span></text:a><text:span text:style-name="Source_20_Text"><text:span text:style-name="T16"> and </text:span></text:span><text:a xlink:type="simple" xlink:href="https://github.com/donnemartin/system-design-primer/blob/master/solutions/system_design/pastebin/README.md" text:style-name="Internet_20_link" text:visited-style-name="Visited_20_Internet_20_Link"><text:span text:style-name="Source_20_Text">Base62</text:span></text:a></text:p>
                </text:list-item>
                <text:list-item>
                  <text:p text:style-name="P60"><text:span text:style-name="Source_20_Text"><text:span text:style-name="T16">Hash collisions</text:span></text:span></text:p>
                </text:list-item>
                <text:list-item>
                  <text:p text:style-name="P60"><text:span text:style-name="Source_20_Text"><text:span text:style-name="T16">SQL or NoSQL</text:span></text:span></text:p>
                </text:list-item>
                <text:list-item>
                  <text:p text:style-name="P60"><text:span text:style-name="Source_20_Text"><text:span text:style-name="T16">Database schema</text:span></text:span></text:p>
                </text:list-item>
              </text:list>
            </text:list-item>
            <text:list-item>
              <text:p text:style-name="P60"><text:span text:style-name="Source_20_Text"><text:span text:style-name="T16">Translating a hashed url to the full url</text:span></text:span></text:p>
              <text:list>
                <text:list-item>
                  <text:p text:style-name="P60"><text:span text:style-name="Source_20_Text"><text:span text:style-name="T16">Database lookup</text:span></text:span></text:p>
                </text:list-item>
              </text:list>
            </text:list-item>
            <text:list-item>
              <text:p text:style-name="P60"><text:span text:style-name="Source_20_Text"><text:span text:style-name="T16">API and object-oriented design</text:span></text:span></text:p>
            </text:list-item>
          </text:list>
        </text:list-item>
        <text:list-item>
          <text:p text:style-name="P60"><text:span text:style-name="Source_20_Text"><text:span text:style-name="T140">Scale the design</text:span></text:span></text:p>
          <text:p text:style-name="P60"><text:span text:style-name="Source_20_Text"><text:span text:style-name="T17">Identify and address bottlenecks, given the constraints.</text:span></text:span></text:p>
          <text:p text:style-name="P60"><text:span text:style-name="Source_20_Text"><text:span text:style-name="T17"/></text:span></text:p>
          <text:p text:style-name="P60"><text:span text:style-name="Source_20_Text"><text:span text:style-name="T17">For example, do you need the following to address scalability issues?</text:span></text:span></text:p>
          <text:list>
            <text:list-item>
              <text:p text:style-name="P60"><text:span text:style-name="Source_20_Text"><text:span text:style-name="T17">Load balancer</text:span></text:span></text:p>
            </text:list-item>
            <text:list-item>
              <text:p text:style-name="P60"><text:span text:style-name="Source_20_Text"><text:span text:style-name="T17">Horizontal scaling</text:span></text:span></text:p>
            </text:list-item>
            <text:list-item>
              <text:p text:style-name="P60"><text:span text:style-name="Source_20_Text"><text:span text:style-name="T17">Caching</text:span></text:span></text:p>
            </text:list-item>
            <text:list-item>
              <text:p text:style-name="P60"><text:span text:style-name="Source_20_Text"><text:span text:style-name="T17">Database sharding</text:span></text:span></text:p>
            </text:list-item>
          </text:list>
          <text:p text:style-name="P66"/>
        </text:list-item>
      </text:list>
      <text:p text:style-name="P6"><text:span text:style-name="Source_20_Text"><text:span text:style-name="T17">Discuss potential solutions and trade-offs. Everything is a trade-off. Address bottlenecks using </text:span></text:span><text:span text:style-name="Source_20_Text"><text:span text:style-name="T18">techniques of scalable system design.</text:span></text:span></text:p>
      <text:p text:style-name="P1"><text:span text:style-name="Source_20_Text"><text:span text:style-name="T2">Continue benchmarking and monitoring your system to address bottlenecks as they come up. Scaling is an iterative process.</text:span></text:span></text:p>
      <text:p text:style-name="P1"><text:span text:style-name="Source_20_Text"><text:span text:style-name="T2"/></text:span></text:p>
      <text:p text:style-name="P33"><text:span text:style-name="Source_20_Text"><text:span text:style-name="T157">What is consistency?</text:span></text:span></text:p>
      <text:p text:style-name="P33"><text:span text:style-name="Source_20_Text"><text:span text:style-name="T54">Every read receives the most recent write or an error.</text:span></text:span></text:p>
      <text:p text:style-name="P1"><text:span text:style-name="Source_20_Text"><text:span text:style-name="T2"/></text:span></text:p>
      <text:p text:style-name="P7"><text:span text:style-name="Source_20_Text"><text:span text:style-name="T141">What is vertical and horizontal scaling?</text:span></text:span></text:p>
      <text:p text:style-name="P8"><text:span text:style-name="Source_20_Text"><text:span text:style-name="Strong_20_Emphasis"><text:span text:style-name="T186">Horizontal scaling </text:span></text:span></text:span><text:span text:style-name="Source_20_Text"><text:span text:style-name="Strong_20_Emphasis"><text:span text:style-name="T187">(</text:span></text:span></text:span><text:span text:style-name="Source_20_Text"><text:span text:style-name="Strong_20_Emphasis"><text:span text:style-name="T194">Scale-out</text:span></text:span></text:span><text:span text:style-name="Source_20_Text"><text:span text:style-name="Strong_20_Emphasis"><text:span text:style-name="T187">)</text:span></text:span></text:span><text:span text:style-name="Source_20_Text"><text:span text:style-name="Strong_20_Emphasis"><text:span text:style-name="T186"> means that you scale by adding more machines</text:span></text:span></text:span><text:span text:style-name="Source_20_Text"><text:span text:style-name="T20"> into your pool of resources whereas </text:span></text:span><text:span text:style-name="Source_20_Text"><text:span text:style-name="Strong_20_Emphasis"><text:span text:style-name="T186">Vertical scaling </text:span></text:span></text:span><text:span text:style-name="Source_20_Text"><text:span text:style-name="Strong_20_Emphasis"><text:span text:style-name="T187">(</text:span></text:span></text:span><text:span text:style-name="Source_20_Text"><text:span text:style-name="Strong_20_Emphasis"><text:span text:style-name="T194">Scale-up</text:span></text:span></text:span><text:span text:style-name="Source_20_Text"><text:span text:style-name="Strong_20_Emphasis"><text:span text:style-name="T187">)</text:span></text:span></text:span><text:span text:style-name="Source_20_Text"><text:span text:style-name="Strong_20_Emphasis"><text:span text:style-name="T186"> means that you scale by adding more power (CPU, RAM) to an existing machine</text:span></text:span></text:span><text:span text:style-name="Source_20_Text"><text:span text:style-name="T20">.</text:span></text:span></text:p>
      <text:p text:style-name="P9"><text:soft-page-break/><text:span text:style-name="Source_20_Text"><text:span text:style-name="T20">An easy way to remember this is to think of a machine on a server rack, we add more machines across the </text:span></text:span><text:span text:style-name="Source_20_Text"><text:span text:style-name="Strong_20_Emphasis"><text:span text:style-name="T186">horizontal</text:span></text:span></text:span><text:span text:style-name="Source_20_Text"><text:span text:style-name="T20"> direction and add more resources to a machine in the </text:span></text:span><text:span text:style-name="Source_20_Text"><text:span text:style-name="Strong_20_Emphasis"><text:span text:style-name="T186">vertical</text:span></text:span></text:span><text:span text:style-name="Source_20_Text"><text:span text:style-name="T20"> direction.</text:span></text:span></text:p>
      <text:p text:style-name="P11"><text:span text:style-name="Source_20_Text"><text:span text:style-name="T24">Let us try to understand these both types of scaling in terms of database:</text:span></text:span></text:p>
      <text:list xml:id="list6641104372412206552" text:style-name="L4">
        <text:list-item>
          <text:p text:style-name="P67"><text:span text:style-name="Source_20_Text"><text:span text:style-name="T21">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68"><text:span text:style-name="Source_20_Text"><text:span text:style-name="T22">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25">while new resources are being added to the machine</text:span></text:span><text:span text:style-name="Source_20_Text"><text:span text:style-name="T22"> and comes with an upper limit.</text:span></text:span></text:p>
        </text:list-item>
        <text:list-item>
          <text:p text:style-name="P68"><text:span text:style-name="Source_20_Text"><text:span text:style-name="T20">Good example</text:span></text:span><text:span text:style-name="Source_20_Text"><text:span text:style-name="T26">s</text:span></text:span><text:span text:style-name="Source_20_Text"><text:span text:style-name="T20">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68"><text:span text:style-name="Source_20_Text"><text:span text:style-name="T26">A</text:span></text:span><text:span text:style-name="Source_20_Text"><text:span text:style-name="T20">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68"><text:span text:style-name="Source_20_Text"><text:span text:style-name="T20">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10"><text:span text:style-name="Source_20_Text"><text:span text:style-name="T23"/></text:span></text:p>
      <text:p text:style-name="P12"><text:span text:style-name="Source_20_Text"><text:span text:style-name="T142">What is c</text:span></text:span><text:span text:style-name="Source_20_Text"><text:span text:style-name="T143">aching?</text:span></text:span></text:p>
      <text:p text:style-name="P13"><text:span text:style-name="Source_20_Text"><text:span text:style-name="T28">A </text:span></text:span><text:span text:style-name="Source_20_Text"><text:span text:style-name="T179">cache</text:span></text:span><text:span text:style-name="Source_20_Text"><text:span text:style-name="T28">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189">cache hit</text:span></text:span><text:span text:style-name="Source_20_Text"><text:span text:style-name="T28"> occurs when the requested data can be found in a cache, while a </text:span></text:span><text:span text:style-name="Source_20_Text"><text:span text:style-name="T189">cache miss</text:span></text:span><text:span text:style-name="Source_20_Text"><text:span text:style-name="T28"> occurs when it cannot. Cache hits are served by reading data from the cache, which is faster than recomputing a result or reading from a slower data store; thus, the more requests can be served from the cache, the faster the system performs.</text:span></text:span></text:p>
      <text:p text:style-name="P13"><text:span text:style-name="Source_20_Text"><text:span text:style-name="T28"/></text:span></text:p>
      <text:p text:style-name="P14"><text:span text:style-name="Source_20_Text"><text:span text:style-name="T143">What is distributed caching?</text:span></text:span></text:p>
      <text:p text:style-name="P15"><text:span text:style-name="Source_20_Text"><text:span text:style-name="T30">A</text:span></text:span><text:span text:style-name="Source_20_Text"><text:span text:style-name="T29"> </text:span></text:span><text:span text:style-name="Source_20_Text"><text:span text:style-name="T180">distributed cache</text:span></text:span><text:span text:style-name="Source_20_Text"><text:span text:style-name="T29">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29">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29">. </text:span></text:span><text:span text:style-name="Source_20_Text"><text:span text:style-name="T31">In such type of cache, one part of the data is put on one machine while other parts of the data are put on other different machines. </text:span></text:span><text:span text:style-name="Source_20_Text"><text:span text:style-name="T29">There are many methods of distributing the data, though some sort of hashing of the keys seems to be most popular.</text:span></text:span></text:p>
      <text:p text:style-name="P15"><text:span text:style-name="Source_20_Text"><text:span text:style-name="T29">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29">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29">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29">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29">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29">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29"> which require expensive hardware.</text:span></text:span></text:p>
      <text:p text:style-name="P14"><text:span text:style-name="Source_20_Text"><text:span text:style-name="T29"/></text:span></text:p>
      <text:p text:style-name="P14"><text:span text:style-name="Source_20_Text"><text:span text:style-name="T145">Suppose you have six servers A, B , C, D, E and F and you have to implement a distributed cache on these machines. What will be your strategy to do that </text:span></text:span><text:span text:style-name="Source_20_Text"><text:span text:style-name="T146">and why</text:span></text:span><text:span text:style-name="Source_20_Text"><text:span text:style-name="T145">?</text:span></text:span></text:p>
      <text:p text:style-name="P18"><text:span text:style-name="Source_20_Text"><text:span text:style-name="T27">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36">Th</text:span></text:span><text:span text:style-name="Source_20_Text"><text:span text:style-name="T39">is</text:span></text:span><text:span text:style-name="Source_20_Text"><text:span text:style-name="T36"> a</text:span></text:span><text:span text:style-name="Source_20_Text"><text:span text:style-name="T39">rrangement</text:span></text:span><text:span text:style-name="Source_20_Text"><text:span text:style-name="T36"> is a</text:span></text:span><text:span text:style-name="Source_20_Text"><text:span text:style-name="T34"> fully distributed system where all of the servers can answer queries for some data, which would allow you to handle more load for a given number of servers because none are idle.</text:span></text:span></text:p>
      <text:p text:style-name="P17"><text:span text:style-name="Source_20_Text"><text:span text:style-name="T32">For such a requirement, one should not make servers A, B, for real-time caching, and servers C, D, E, F only for backups. </text:span></text:span><text:span text:style-name="Source_20_Text"><text:span text:style-name="T33">Means for data 1, I put it on Server A and then copies on C and D. For data 2, I put it on Server B and then copies on E and F. So C D E F are only used if A or B are down. </text:span></text:span><text:span text:style-name="Source_20_Text"><text:span text:style-name="T34">One should not implement this architecture, because </text:span></text:span><text:span text:style-name="Source_20_Text"><text:span text:style-name="T35">in such an arrangement, </text:span></text:span><text:span text:style-name="Source_20_Text"><text:span text:style-name="T34">severs A and B are the masters and the </text:span></text:span><text:soft-page-break/><text:span text:style-name="Source_20_Text"><text:span text:style-name="T34">rest simply are idle until they are needed. This is more expensive because the load that your servers can provide is only 2 servers worth -A &amp; B. </text:span></text:span><text:span text:style-name="Source_20_Text"><text:span text:style-name="T37">This arrangement is not a fully distributed system.</text:span></text:span></text:p>
      <text:p text:style-name="P17"><text:span text:style-name="Source_20_Text"><text:span text:style-name="T27"/></text:span></text:p>
      <text:p text:style-name="P12"><text:span text:style-name="Source_20_Text"><text:span text:style-name="T144">What is the difference between in-process caching and distributed caching?</text:span></text:span></text:p>
      <text:p text:style-name="P16"><text:a xlink:type="simple" xlink:href="https://dzone.com/articles/process-caching-vs-distributed" text:style-name="Internet_20_link" text:visited-style-name="Visited_20_Internet_20_Link"><text:span text:style-name="Source_20_Text"><text:span text:style-name="T38">https://dzone.com/articles/process-caching-vs-distributed</text:span></text:span></text:a></text:p>
      <text:p text:style-name="P16"><text:span text:style-name="Source_20_Text"><text:span text:style-name="T38"/></text:span></text:p>
      <text:p text:style-name="P19"><text:span text:style-name="Source_20_Text"><text:span text:style-name="T147">What is load balancing?</text:span></text:span></text:p>
      <text:p text:style-name="P20"><text:a xlink:type="simple" xlink:href="https://www.digitalocean.com/community/tutorials/what-is-load-balancing" text:style-name="Internet_20_link" text:visited-style-name="Visited_20_Internet_20_Link"><text:span text:style-name="Source_20_Text"><text:span text:style-name="T41">https://www.digitalocean.com/community/tutorials/what-is-load-balancing</text:span></text:span></text:a></text:p>
      <text:p text:style-name="P38"><text:span text:style-name="Source_20_Text"><text:span text:style-name="T204"/></text:span></text:p>
      <text:p text:style-name="P39"><text:span text:style-name="Source_20_Text"><text:span text:style-name="T168">If there is one load balancer before more than one servers, then </text:span></text:span><text:span text:style-name="Source_20_Text"><text:span text:style-name="T169">single point of failur</text:span></text:span><text:span text:style-name="Source_20_Text"><text:span text:style-name="T170">e </text:span></text:span><text:span text:style-name="Source_20_Text"><text:span text:style-name="T168">is load balancer now</text:span></text:span><text:span text:style-name="Source_20_Text"><text:span text:style-name="T170">. </text:span></text:span><text:span text:style-name="Source_20_Text"><text:span text:style-name="T171">How will you solve this problem?</text:span></text:span></text:p>
      <text:p text:style-name="P39"><text:span text:style-name="Source_20_Text"><text:span text:style-name="T60">This </text:span></text:span><text:span text:style-name="Source_20_Text"><text:span text:style-name="T61">issue</text:span></text:span><text:span text:style-name="Source_20_Text"><text:span text:style-name="T60"> can be mitigated by introducing a second load balancer. </text:span></text:span><text:span text:style-name="Source_20_Text"><text:span text:style-name="T62">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62">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62"> mode.</text:span></text:span></text:p>
      <text:list xml:id="list1455038357444794499" text:style-name="L5">
        <text:list-item>
          <text:p text:style-name="P69"><text:span text:style-name="Source_20_Text"><text:span text:style-name="T68">Active-passive set up:</text:span></text:span></text:p>
          <text:list>
            <text:list-item>
              <text:p text:style-name="P70"><text:span text:style-name="Source_20_Text"><text:span text:style-name="T63">With active-passive fail-over, heartbeats are sent between the active and the passive server on standby. If the heartbeat is interrupted, the passive server takes over the active's IP address and resumes service.</text:span></text:span></text:p>
            </text:list-item>
            <text:list-item>
              <text:p text:style-name="P70"><text:span text:style-name="Source_20_Text"><text:span text:style-name="T63">The length of downtime is determined by whether the passive server is already running in 'hot' standby or whether it needs to start up from 'cold' standby. Only the active server handles traffic.</text:span></text:span></text:p>
            </text:list-item>
            <text:list-item>
              <text:p text:style-name="P70"><text:span text:style-name="Source_20_Text"><text:span text:style-name="T63">Active-passive failover can also be referred to as master-slave failover.</text:span></text:span></text:p>
            </text:list-item>
            <text:list-item>
              <text:p text:style-name="P70"><text:span text:style-name="Source_20_Text"><text:span text:style-name="T63">In case of active-passive mode, floating IP is used. Floating IP is a type of public IP which can be assigned to more than one servers(or load balancers). </text:span></text:span><text:span text:style-name="Source_20_Text"><text:span text:style-name="T64">So if one of the server is down, the IP is assigned to the other server. </text:span></text:span><text:span text:style-name="Source_20_Text"><text:span text:style-name="T65">For details of floating IP see the following:</text:span></text:span></text:p>
              <text:p text:style-name="P70"><text:a xlink:type="simple" xlink:href="https://www.youtube.com/watch?v=DEJ_gC40AAA" text:style-name="Internet_20_link" text:visited-style-name="Visited_20_Internet_20_Link"><text:span text:style-name="Source_20_Text"><text:span text:style-name="T66">https://www.youtube.com/watch?v=DEJ_gC40AAA</text:span></text:span></text:a></text:p>
              <text:p text:style-name="P70"><text:a xlink:type="simple" xlink:href="https://www.1and1.com/digitalguide/server/know-how/what-is-a-floating-ip/" text:style-name="Internet_20_link" text:visited-style-name="Visited_20_Internet_20_Link"><text:span text:style-name="Source_20_Text"><text:span text:style-name="T67">https://www.1and1.com/digitalguide/server/know-how/what-is-a-floating-ip/</text:span></text:span></text:a></text:p>
            </text:list-item>
          </text:list>
        </text:list-item>
        <text:list-item>
          <text:p text:style-name="P71"><text:span text:style-name="Source_20_Text"><text:span text:style-name="T68">Active-</text:span></text:span><text:span text:style-name="Source_20_Text"><text:span text:style-name="T69">active</text:span></text:span><text:span text:style-name="Source_20_Text"><text:span text:style-name="T68"> set up:</text:span></text:span></text:p>
          <text:list>
            <text:list-item>
              <text:p text:style-name="P72"><text:span text:style-name="Source_20_Text"><text:span text:style-name="T67">In active-active, both servers are managing traffic, spreading the load between them.</text:span></text:span></text:p>
            </text:list-item>
            <text:list-item>
              <text:p text:style-name="P72"><text:span text:style-name="Source_20_Text"><text:span text:style-name="T67">If the servers are public-facing, the DNS would need to know about the public IPs of both servers. If the servers are internal-facing, application logic would need to know about both servers.</text:span></text:span></text:p>
            </text:list-item>
            <text:list-item>
              <text:p text:style-name="P72"><text:span text:style-name="Source_20_Text"><text:span text:style-name="T67">Active-active failover can also be referred to as master-master failover.</text:span></text:span></text:p>
            </text:list-item>
            <text:list-item>
              <text:p text:style-name="P73"><text:span text:style-name="Source_20_Text"><text:span text:style-name="T70">In case of active-active mode, </text:span></text:span><text:span text:style-name="Source_20_Text"><text:span text:style-name="T71">requests are sent to both the load balancers (or servers) by taking the advantage of how DNS works. Probably it is the simplest and most affordable way to do this.</text:span></text:span></text:p>
            </text:list-item>
            <text:list-item>
              <text:p text:style-name="P74"><text:span text:style-name="Source_20_Text"><text:span text:style-name="T71">Let's summarise </text:span></text:span><text:span text:style-name="Source_20_Text"><text:span text:style-name="T72">active-active mode set up</text:span></text:span><text:span text:style-name="Source_20_Text"><text:span text:style-name="T71"> using step-by-step instructions:</text:span></text:span></text:p>
              <text:list>
                <text:list-item>
                  <text:p text:style-name="P75"><text:span text:style-name="Source_20_Text"><text:span text:style-name="T71">DNS can hold multiple records for the same domain name.</text:span></text:span></text:p>
                </text:list-item>
                <text:list-item>
                  <text:p text:style-name="P76"><text:span text:style-name="Source_20_Text"><text:span text:style-name="T71">DNS can return the list of IP addresses for the same domain name. </text:span></text:span><text:span text:style-name="Source_20_Text"><text:span text:style-name="T107">The ordering of this list of IP addresses is generally different for different users.</text:span></text:span></text:p>
                  <text:p text:style-name="P77"><text:span text:style-name="Source_20_Text"><text:span text:style-name="T108"/></text:span></text:p>
                  <text:p text:style-name="P77"><text:span text:style-name="Source_20_Text"><text:span text:style-name="T108">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108"> named A, B, C and D and A and B is in Newyork and C and D is in London.</text:span></text:span></text:p>
                  <text:p text:style-name="P77"><text:span text:style-name="Source_20_Text"><text:span text:style-name="T109">Now if a user from Newyork hits the url, then the order of IP address returned from DNS may be:</text:span></text:span></text:p>
                  <text:p text:style-name="P78"><text:span text:style-name="Source_20_Text"><text:span text:style-name="T109">[A, B, C, D]</text:span></text:span></text:p>
                </text:list-item>
              </text:list>
            </text:list-item>
          </text:list>
        </text:list-item>
      </text:list>
      <text:list xml:id="list5795397234992667700" text:style-name="L6">
        <text:list-item>
          <text:list>
            <text:list-item>
              <text:list>
                <text:list-header>
                  <text:p text:style-name="P80"><text:span text:style-name="Source_20_Text"><text:span text:style-name="T109">[A, B, D, C]</text:span></text:span></text:p>
                </text:list-header>
              </text:list>
            </text:list-item>
          </text:list>
        </text:list-item>
      </text:list>
      <text:list xml:id="list5056537244533674225" text:style-name="L7">
        <text:list-item>
          <text:list>
            <text:list-item>
              <text:list>
                <text:list-header>
                  <text:p text:style-name="P81"><text:span text:style-name="Source_20_Text"><text:span text:style-name="T109">[B, A, C, D]</text:span></text:span></text:p>
                </text:list-header>
              </text:list>
            </text:list-item>
          </text:list>
        </text:list-item>
      </text:list>
      <text:list xml:id="list6730871784919109044" text:style-name="L8">
        <text:list-item>
          <text:list>
            <text:list-item>
              <text:list>
                <text:list-header>
                  <text:p text:style-name="P82"><text:span text:style-name="Source_20_Text"><text:span text:style-name="T109">[B, A, D, C]</text:span></text:span></text:p>
                </text:list-header>
              </text:list>
            </text:list-item>
          </text:list>
        </text:list-item>
      </text:list>
      <text:list xml:id="list2458583557230969334" text:style-name="L9">
        <text:list-item>
          <text:list>
            <text:list-item>
              <text:list>
                <text:list-header>
                  <text:p text:style-name="P83"><text:span text:style-name="Source_20_Text"><text:span text:style-name="T110">And</text:span></text:span><text:span text:style-name="Source_20_Text"><text:span text:style-name="T109"> if a user from </text:span></text:span><text:span text:style-name="Source_20_Text"><text:span text:style-name="T110">London</text:span></text:span><text:span text:style-name="Source_20_Text"><text:span text:style-name="T109"> hits the url, then the order of IP address returned from DNS may be:</text:span></text:span></text:p>
                  <text:p text:style-name="P83"><text:span text:style-name="Source_20_Text"><text:span text:style-name="T109">[</text:span></text:span><text:span text:style-name="Source_20_Text"><text:span text:style-name="T110">C</text:span></text:span><text:span text:style-name="Source_20_Text"><text:span text:style-name="T109">, </text:span></text:span><text:span text:style-name="Source_20_Text"><text:span text:style-name="T110">D</text:span></text:span><text:span text:style-name="Source_20_Text"><text:span text:style-name="T109">, </text:span></text:span><text:span text:style-name="Source_20_Text"><text:span text:style-name="T110">A</text:span></text:span><text:span text:style-name="Source_20_Text"><text:span text:style-name="T109">, </text:span></text:span><text:span text:style-name="Source_20_Text"><text:span text:style-name="T110">B</text:span></text:span><text:span text:style-name="Source_20_Text"><text:span text:style-name="T109">]</text:span></text:span></text:p>
                </text:list-header>
              </text:list>
            </text:list-item>
          </text:list>
        </text:list-item>
      </text:list>
      <text:list xml:id="list228958758717131997" text:style-name="L10">
        <text:list-item>
          <text:list>
            <text:list-item>
              <text:list>
                <text:list-header>
                  <text:p text:style-name="P84"><text:span text:style-name="Source_20_Text"><text:span text:style-name="T109">[</text:span></text:span><text:span text:style-name="Source_20_Text"><text:span text:style-name="T110">C</text:span></text:span><text:span text:style-name="Source_20_Text"><text:span text:style-name="T109">, </text:span></text:span><text:span text:style-name="Source_20_Text"><text:span text:style-name="T110">D</text:span></text:span><text:span text:style-name="Source_20_Text"><text:span text:style-name="T109">, </text:span></text:span><text:span text:style-name="Source_20_Text"><text:span text:style-name="T110">B</text:span></text:span><text:span text:style-name="Source_20_Text"><text:span text:style-name="T109">, </text:span></text:span><text:span text:style-name="Source_20_Text"><text:span text:style-name="T110">A</text:span></text:span><text:span text:style-name="Source_20_Text"><text:span text:style-name="T109">]</text:span></text:span></text:p>
                </text:list-header>
              </text:list>
            </text:list-item>
          </text:list>
        </text:list-item>
      </text:list>
      <text:list xml:id="list3978361481365424877" text:style-name="L11">
        <text:list-item>
          <text:list>
            <text:list-item>
              <text:list>
                <text:list-header>
                  <text:p text:style-name="P85"><text:span text:style-name="Source_20_Text"><text:span text:style-name="T109">[</text:span></text:span><text:span text:style-name="Source_20_Text"><text:span text:style-name="T110">D</text:span></text:span><text:span text:style-name="Source_20_Text"><text:span text:style-name="T109">, </text:span></text:span><text:span text:style-name="Source_20_Text"><text:span text:style-name="T110">C</text:span></text:span><text:span text:style-name="Source_20_Text"><text:span text:style-name="T109">, </text:span></text:span><text:span text:style-name="Source_20_Text"><text:span text:style-name="T110">A</text:span></text:span><text:span text:style-name="Source_20_Text"><text:span text:style-name="T109">, </text:span></text:span><text:span text:style-name="Source_20_Text"><text:span text:style-name="T110">B</text:span></text:span><text:span text:style-name="Source_20_Text"><text:span text:style-name="T109">]</text:span></text:span></text:p>
                </text:list-header>
              </text:list>
            </text:list-item>
          </text:list>
        </text:list-item>
      </text:list>
      <text:list xml:id="list3322031994093080000" text:style-name="L12">
        <text:list-item>
          <text:list>
            <text:list-item>
              <text:list>
                <text:list-header>
                  <text:p text:style-name="P86"><text:span text:style-name="Source_20_Text"><text:span text:style-name="T109">[</text:span></text:span><text:span text:style-name="Source_20_Text"><text:span text:style-name="T110">D</text:span></text:span><text:span text:style-name="Source_20_Text"><text:span text:style-name="T109">, </text:span></text:span><text:span text:style-name="Source_20_Text"><text:span text:style-name="T110">C</text:span></text:span><text:span text:style-name="Source_20_Text"><text:span text:style-name="T109">, </text:span></text:span><text:span text:style-name="Source_20_Text"><text:span text:style-name="T110">B</text:span></text:span><text:span text:style-name="Source_20_Text"><text:span text:style-name="T109">, </text:span></text:span><text:span text:style-name="Source_20_Text"><text:span text:style-name="T110">A</text:span></text:span><text:span text:style-name="Source_20_Text"><text:span text:style-name="T109">]</text:span></text:span></text:p>
                  <text:p text:style-name="P87"><text:span text:style-name="Source_20_Text"><text:span text:style-name="T111"/></text:span></text:p>
                  <text:p text:style-name="P87"><text:span text:style-name="Source_20_Text"><text:span text:style-name="T111">DNS can prioritise the IP addresses of near by servers based on the turn-around time of the </text:span></text:span><text:span text:style-name="Source_20_Text"><text:span text:style-name="T112">geo-locations</text:span></text:span><text:span text:style-name="Source_20_Text"><text:span text:style-name="T111">.</text:span></text:span></text:p>
                </text:list-header>
                <text:list-item>
                  <text:p text:style-name="P87"><text:span text:style-name="Source_20_Text"><text:span text:style-name="T71">When a web-browser requests a web-site, it will try these IP addresses one-by-one, until it gets a response.</text:span></text:span></text:p>
                </text:list-item>
              </text:list>
            </text:list-item>
          </text:list>
        </text:list-item>
      </text:list>
      <text:list xml:id="list171023777694605" text:continue-list="list1455038357444794499" text:style-name="L5">
        <text:list-item>
          <text:list>
            <text:list-item>
              <text:list>
                <text:list-item>
                  <text:p text:style-name="P79"><text:span text:style-name="Source_20_Text"><text:span text:style-name="T71">These IP addresses should point at </text:span></text:span><text:span text:style-name="Source_20_Text"><text:span text:style-name="Emphasis"><text:span text:style-name="T71">not</text:span></text:span></text:span><text:span text:style-name="Source_20_Text"><text:span text:style-name="T71"> application servers but at load-balancers / reverse-proxies.</text:span></text:span></text:p>
                </text:list-item>
                <text:list-item>
                  <text:p text:style-name="P79"><text:span text:style-name="Source_20_Text"><text:span text:style-name="T71">These reverse-proxies need to be balancing the load between multiple servers at multiple locations.</text:span></text:span></text:p>
                </text:list-item>
                <text:list-item>
                  <text:p text:style-name="P79"><text:soft-page-break/><text:span text:style-name="Source_20_Text"><text:span text:style-name="T71">If a data-centre is down and the web-browser is unable to get a response from an IP address (i.e. a load-balancer), it will try to reach the address of the other.</text:span></text:span></text:p>
                </text:list-item>
                <text:list-item>
                  <text:p text:style-name="P79"><text:span text:style-name="Source_20_Text"><text:span text:style-name="T71">Web-application servers should be stateless to make the job of load-balancers easier.</text:span></text:span></text:p>
                </text:list-item>
                <text:list-item>
                  <text:p text:style-name="P79"><text:span text:style-name="Source_20_Text"><text:span text:style-name="T71">Database servers should be set up in a replicated way.</text:span></text:span></text:p>
                </text:list-item>
              </text:list>
            </text:list-item>
          </text:list>
        </text:list-item>
      </text:list>
      <text:p text:style-name="P40"><text:span text:style-name="Source_20_Text"><text:span text:style-name="T198"/></text:span></text:p>
      <text:p text:style-name="P42"><text:span text:style-name="Source_20_Text"><text:span text:style-name="T160">What is layer 4 load balancing and layer 7 load balancing?</text:span></text:span></text:p>
      <text:p text:style-name="P50"><text:a xlink:type="simple" xlink:href="https://freeloadbalancer.com/load-balancing-layer-4-and-layer-7/" text:style-name="Internet_20_link" text:visited-style-name="Visited_20_Internet_20_Link"><text:span text:style-name="Source_20_Text"><text:span text:style-name="T113">https://freeloadbalancer.com/load-balancing-layer-4-and-layer-7/</text:span></text:span></text:a></text:p>
      <text:p text:style-name="P50"><text:span text:style-name="Source_20_Text"><text:span text:style-name="T113"/></text:span></text:p>
      <text:p text:style-name="P47"><text:span text:style-name="Source_20_Text"><text:span text:style-name="T162">What is the difference between load balancer and reverse proxy?</text:span></text:span></text:p>
      <text:p text:style-name="P48"><text:span text:style-name="Source_20_Text"><text:span text:style-name="T103">Load balancers and reverse pxoies are generally hardware and software solutions or combination of both. </text:span></text:span><text:span text:style-name="Source_20_Text"><text:span text:style-name="T76">They are often the same thing. But not always. </text:span></text:span><text:span text:style-name="Source_20_Text"><text:span text:style-name="T77">Some of the</text:span></text:span><text:span text:style-name="Source_20_Text"><text:span text:style-name="T76"> main differences between load balancer and reverse proxy are as follows:</text:span></text:span></text:p>
      <text:list xml:id="list5977867046263169128" text:style-name="L13">
        <text:list-item>
          <text:p text:style-name="P88"><text:span text:style-name="Source_20_Text"><text:span text:style-name="T89">Requirements:</text:span></text:span></text:p>
          <text:list>
            <text:list-item>
              <text:p text:style-name="P88"><text:span text:style-name="Source_20_Text"><text:span text:style-name="T89">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item>
              <text:p text:style-name="P88"><text:span text:style-name="Source_20_Text"><text:span text:style-name="T89">Whereas deploying a load balancer makes sense only when you have multiple servers, it often makes sense to deploy a reverse proxy even with just one web server or application server. </text:span></text:span><text:span text:style-name="Source_20_Text"><text:span text:style-name="T163">You can think of the reverse proxy as a website’s “public face.”</text:span></text:span><text:span text:style-name="Source_20_Text"><text:span text:style-name="T90"> Its address is the one advertised for the website, and it sits at the edge of the site’s network to accept requests from web browsers and mobile apps for the content hosted at the website.</text:span></text:span></text:p>
            </text:list-item>
          </text:list>
        </text:list-item>
        <text:list-item>
          <text:p text:style-name="P88"><text:span text:style-name="Source_20_Text"><text:span text:style-name="T76">Function</text:span></text:span><text:span text:style-name="Source_20_Text"><text:span text:style-name="T79">s:</text:span></text:span></text:p>
          <text:list>
            <text:list-item>
              <text:p text:style-name="P89"><text:span text:style-name="Source_20_Text"><text:span text:style-name="T76">When you refer to a load balancer you are referring to a very specific thing - a server or device that balances in</text:span></text:span><text:span text:style-name="Source_20_Text"><text:span text:style-name="T78">cominng</text:span></text:span><text:span text:style-name="Source_20_Text"><text:span text:style-name="T76"> requests across two or more web servers to spread the load. A load balancer </text:span></text:span><text:span text:style-name="Source_20_Text"><text:span text:style-name="T86">can</text:span></text:span><text:span text:style-name="Source_20_Text"><text:span text:style-name="T76"> detect when servers go down, and divert</text:span></text:span><text:span text:style-name="Source_20_Text"><text:span text:style-name="T86">s</text:span></text:span><text:span text:style-name="Source_20_Text"><text:span text:style-name="T76"> requests away from them to the other servers in the group.</text:span></text:span></text:p>
            </text:list-item>
            <text:list-item>
              <text:p text:style-name="P89"><text:span text:style-name="Source_20_Text"><text:span text:style-name="T76">A reverse proxy, however, typically has any number of features:</text:span></text:span></text:p>
              <text:list>
                <text:list-item>
                  <text:p text:style-name="P90"><text:span text:style-name="Source_20_Text"><text:span text:style-name="T81">load balancing,</text:span></text:span></text:p>
                </text:list-item>
                <text:list-item>
                  <text:p text:style-name="P91"><text:span text:style-name="Source_20_Text"><text:span text:style-name="T81">security:</text:span></text:span></text:p>
                  <text:list>
                    <text:list-item>
                      <text:p text:style-name="P91"><text:span text:style-name="Source_20_Text"><text:span text:style-name="T81">it can protect the web server(s) by preventing direct access from the internet.</text:span></text:span></text:p>
                    </text:list-item>
                    <text:list-item>
                      <text:p text:style-name="P91"><text:span text:style-name="Source_20_Text"><text:span text:style-name="T97">i</text:span></text:span><text:span text:style-name="Source_20_Text"><text:span text:style-name="T81">t might do this through simple means by just obfuscating the web server(s) </text:span></text:span><text:span text:style-name="Source_20_Text"><text:span text:style-name="T82">(so that no one have direct access to your application server)</text:span></text:span><text:span text:style-name="Source_20_Text"><text:span text:style-name="T81"> or it may have some more active components that actually review in</text:span></text:span><text:span text:style-name="Source_20_Text"><text:span text:style-name="T83">coming</text:span></text:span><text:span text:style-name="Source_20_Text"><text:span text:style-name="T81"> requests looking for malicious code.</text:span></text:span></text:p>
                    </text:list-item>
                    <text:list-item>
                      <text:p text:style-name="P91"><text:span text:style-name="Source_20_Text"><text:span text:style-name="T81">Hide information about backend servers, blacklist IPs, limit number of connections per client, </text:span></text:span><text:span text:style-name="Source_20_Text"><text:span text:style-name="T98">etc.</text:span></text:span></text:p>
                    </text:list-item>
                  </text:list>
                </text:list-item>
                <text:list-item>
                  <text:p text:style-name="P92"><text:span text:style-name="Source_20_Text"><text:span text:style-name="T102">C</text:span></text:span><text:span text:style-name="Source_20_Text"><text:span text:style-name="T81">aching: it can cache content from the web server(s) behind it and thereby reduce the load on the web server(s) and return some static content back to the requester without having to get the data from the web server(s)</text:span></text:span></text:p>
                </text:list-item>
                <text:list-item>
                  <text:p text:style-name="P92"><text:span text:style-name="Source_20_Text"><text:span text:style-name="T99">Compression: </text:span></text:span><text:span text:style-name="Source_20_Text"><text:span text:style-name="T100">can c</text:span></text:span><text:span text:style-name="Source_20_Text"><text:span text:style-name="T99">ompress server responses </text:span></text:span><text:span text:style-name="Source_20_Text"><text:span text:style-name="T100">thus can decrease the </text:span></text:span><text:span text:style-name="Source_20_Text"><text:span text:style-name="T101">network load and the</text:span></text:span><text:span text:style-name="Source_20_Text"><text:span text:style-name="T100"> amount of data being downloaded by the client.</text:span></text:span></text:p>
                </text:list-item>
                <text:list-item>
                  <text:p text:style-name="P93"><text:span text:style-name="Source_20_Text"><text:span text:style-name="T81">SSL acceleration: when SSL is used; it may serve as a termination point for those SSL sessions so that the workload of dealing with the encryption is offloaded from the web server(s)</text:span></text:span></text:p>
                </text:list-item>
                <text:list-item>
                  <text:p text:style-name="P94"><text:span text:style-name="Source_20_Text"><text:span text:style-name="T84">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95"><text:span text:style-name="Source_20_Text"><text:span text:style-name="T80">Abc</text:span></text:span></text:p>
            </text:list-item>
          </text:list>
        </text:list-item>
        <text:list-item>
          <text:p text:style-name="P96"><text:span text:style-name="Source_20_Text"><text:span text:style-name="T85">Types of protocols they work with:</text:span></text:span></text:p>
          <text:list>
            <text:list-item>
              <text:p text:style-name="P97"><text:span text:style-name="Source_20_Text"><text:span text:style-name="T88">A reverse proxy is specific to web servers and mostly work with HTTP.</text:span></text:span></text:p>
            </text:list-item>
            <text:list-item>
              <text:p text:style-name="P97"><text:span text:style-name="Source_20_Text"><text:span text:style-name="T88">Load balancers however can deal with a lot of other protocols. While the web (HTTP) is the big idea nowadays, things like DNS, mail (SMTP, IMAP), etc. can be load balanced as well.</text:span></text:span></text:p>
            </text:list-item>
          </text:list>
        </text:list-item>
        <text:list-item>
          <text:p text:style-name="P98"><text:span text:style-name="Source_20_Text"><text:span text:style-name="T106">Layers they work on: Reverse generally works on layer 7 where as load balancer generally works on layer 4.</text:span></text:span></text:p>
        </text:list-item>
        <text:list-item>
          <text:p text:style-name="P98"><text:span text:style-name="Source_20_Text"><text:span text:style-name="T104">Examples</text:span></text:span></text:p>
          <text:list>
            <text:list-item>
              <text:p text:style-name="P99"><text:span text:style-name="Source_20_Text"><text:span text:style-name="T87">Four of the most popular </text:span></text:span><text:span text:style-name="Source_20_Text"><text:span text:style-name="Emphasis"><text:span text:style-name="T87">software </text:span></text:span></text:span><text:span text:style-name="Source_20_Text"><text:span text:style-name="Emphasis"><text:span text:style-name="T105">reverse</text:span></text:span></text:span><text:span text:style-name="Source_20_Text"><text:span text:style-name="Emphasis"><text:span text:style-name="T87"> proxy servers</text:span></text:span></text:span><text:span text:style-name="Source_20_Text"><text:span text:style-name="T87"> today are </text:span></text:span><text:span text:style-name="Source_20_Text"><text:span text:style-name="Emphasis"><text:span text:style-name="T191">Apache Traffic Server</text:span></text:span></text:span><text:span text:style-name="Source_20_Text"><text:span text:style-name="T191">, </text:span></text:span><text:span text:style-name="Source_20_Text"><text:span text:style-name="Emphasis"><text:span text:style-name="T191">HAProxy</text:span></text:span></text:span><text:span text:style-name="Source_20_Text"><text:span text:style-name="T191">, </text:span></text:span><text:span text:style-name="Source_20_Text"><text:span text:style-name="Emphasis"><text:span text:style-name="T191">NGINX</text:span></text:span></text:span><text:span text:style-name="Source_20_Text"><text:span text:style-name="T191">,</text:span></text:span><text:span text:style-name="Source_20_Text"><text:span text:style-name="T87"> and Varnish.</text:span></text:span></text:p>
            </text:list-item>
            <text:list-item>
              <text:p text:style-name="P100"><text:span text:style-name="Source_20_Text"><text:span text:style-name="T105">Some most popular load balancers are Incapsula, NetScaler, HAProxy, NGINX, etc.</text:span></text:span></text:p>
            </text:list-item>
          </text:list>
        </text:list-item>
        <text:list-item>
          <text:p text:style-name="P101"><text:span text:style-name="Source_20_Text"><text:span text:style-name="T87">Abc</text:span></text:span></text:p>
        </text:list-item>
        <text:list-item>
          <text:p text:style-name="P101"><text:span text:style-name="Source_20_Text"><text:span text:style-name="T210">Some other details about these two:</text:span></text:span></text:p>
          <text:p text:style-name="P102"><text:a xlink:type="simple" xlink:href="https://www.nginx.com/resources/glossary/reverse-proxy-vs-load-balancer/" text:style-name="Internet_20_link" text:visited-style-name="Visited_20_Internet_20_Link"><text:span text:style-name="Source_20_Text"><text:span text:style-name="T211">https://www.nginx.com/resources/glossary/reverse-proxy-vs-load-balancer/</text:span></text:span></text:a></text:p>
        </text:list-item>
      </text:list>
      <text:p text:style-name="P47"><text:soft-page-break/></text:p>
      <text:p text:style-name="P44"><text:span text:style-name="Source_20_Text"><text:span text:style-name="T161">How to deploy highly-available applications?</text:span></text:span></text:p>
      <text:p text:style-name="P45"><text:span text:style-name="Source_20_Text"><text:span text:style-name="T73">Search “</text:span></text:span><text:span text:style-name="Source_20_Text"><text:span text:style-name="T74">How to deploy </text:span></text:span><text:span text:style-name="Source_20_Text"><text:span text:style-name="T73">H</text:span></text:span><text:span text:style-name="Source_20_Text"><text:span text:style-name="T74">ighly-</text:span></text:span><text:span text:style-name="Source_20_Text"><text:span text:style-name="T73">A</text:span></text:span><text:span text:style-name="Source_20_Text"><text:span text:style-name="T74">vailable </text:span></text:span><text:span text:style-name="Source_20_Text"><text:span text:style-name="T73">A</text:span></text:span><text:span text:style-name="Source_20_Text"><text:span text:style-name="T74">pplications</text:span></text:span><text:span text:style-name="Source_20_Text"><text:span text:style-name="T73">” in the following page:</text:span></text:span></text:p>
      <text:p text:style-name="P46"><text:a xlink:type="simple" xlink:href="https://www.digitalocean.com/community/tutorials/how-to-configure-dns-round-robin-load-balancing-for-high-availability" text:style-name="Internet_20_link" text:visited-style-name="Visited_20_Internet_20_Link"><text:span text:style-name="Source_20_Text"><text:span text:style-name="T75">https://www.digitalocean.com/community/tutorials/how-to-configure-dns-round-robin-load-balancing-for-high-availability</text:span></text:span></text:a></text:p>
      <text:p text:style-name="P46"><text:span text:style-name="Source_20_Text"><text:span text:style-name="T199"/></text:span></text:p>
      <text:p text:style-name="P43"><text:span text:style-name="Source_20_Text"><text:span text:style-name="T172">What is stateless web-application servers?</text:span></text:span></text:p>
      <text:p text:style-name="P52"><text:span text:style-name="Source_20_Text"><text:span text:style-name="T173">Stateless web applications:</text:span></text:span><text:span text:style-name="Source_20_Text"><text:span text:style-name="T114"> Those web applications which don't need to maintain the state of the users are called stateless web applications. For example: static websites.</text:span></text:span></text:p>
      <text:p text:style-name="P52"><text:span text:style-name="Source_20_Text"><text:span text:style-name="T173">Statefull web applications:</text:span></text:span><text:span text:style-name="Source_20_Text"><text:span text:style-name="T114">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52"><text:span text:style-name="Source_20_Text"><text:span text:style-name="T173">Stateless web servers:</text:span></text:span><text:span text:style-name="Source_20_Text"><text:span text:style-name="T114"> Those web servers which don't maintain the state of the users (at application servers) are called stateless web servers.</text:span></text:span></text:p>
      <text:p text:style-name="P52"><text:span text:style-name="Source_20_Text"><text:span text:style-name="T173">Statefull web servers:</text:span></text:span><text:span text:style-name="Source_20_Text"><text:span text:style-name="T114">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52"><text:span text:style-name="Source_20_Text"><text:span text:style-name="T200">For statefull web applications also, server architecture can be made stateless </text:span></text:span><text:span text:style-name="Source_20_Text"><text:span text:style-name="T201">which will be called stateless web-applications</text:span></text:span><text:span text:style-name="Source_20_Text"><text:span text:style-name="T200">.</text:span></text:span><text:span text:style-name="Source_20_Text"><text:span text:style-name="T114">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52"><text:span text:style-name="Source_20_Text"><text:span text:style-name="T114"/></text:span></text:p>
      <text:p text:style-name="P43"><text:span text:style-name="Source_20_Text"><text:span text:style-name="T164">W</text:span></text:span><text:span text:style-name="Source_20_Text"><text:span text:style-name="T165">hat is </text:span></text:span><text:span text:style-name="Source_20_Text"><text:span text:style-name="T164">the difference between</text:span></text:span><text:span text:style-name="Source_20_Text"><text:span text:style-name="T165"> upstream and downstream server?</text:span></text:span></text:p>
      <text:list xml:id="list8322737189148031944" text:style-name="L14">
        <text:list-item>
          <text:p text:style-name="P103"><text:span text:style-name="Source_20_Text"><text:span text:style-name="T94">To understand the terms upstream and downstream see the following link:</text:span></text:span></text:p>
          <text:p text:style-name="P103"><text:a xlink:type="simple" xlink:href="https://stackoverflow.com/questions/32364579/upstream-downstream-terminology-used-backwards-e-g-nginx" text:style-name="Internet_20_link" text:visited-style-name="Visited_20_Internet_20_Link"><text:span text:style-name="Source_20_Text"><text:span text:style-name="T95">https://stackoverflow.com/questions/32364579/upstream-downstream-terminology-used-backwards-e-g-nginx</text:span></text:span></text:a></text:p>
        </text:list-item>
        <text:list-item>
          <text:p text:style-name="P103"><text:span text:style-name="Source_20_Text"><text:span text:style-name="T184">U</text:span></text:span><text:span text:style-name="Source_20_Text"><text:span text:style-name="T183">pstream server</text:span></text:span><text:span text:style-name="Source_20_Text"><text:span text:style-name="T91">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91">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91">,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91">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91">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91">'s (ISP's) name servers, instead of resolving the domain name directly — it can be said that the ISP's name servers are </text:span></text:span><text:span text:style-name="Source_20_Text"><text:span text:style-name="T183">upstream</text:span></text:span><text:span text:style-name="Source_20_Text"><text:span text:style-name="T91"> to the local </text:span></text:span><text:span text:style-name="Source_20_Text"><text:span text:style-name="T92">name</text:span></text:span><text:span text:style-name="Source_20_Text"><text:span text:style-name="T91"> server.</text:span></text:span></text:p>
        </text:list-item>
        <text:list-item>
          <text:p text:style-name="P103"><text:span text:style-name="Source_20_Text"><text:span text:style-name="T93">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93"> of servers </text:span></text:span><text:span text:style-name="Source_20_Text"><text:span text:style-name="T96">or acts as server for servers.</text:span></text:span></text:p>
        </text:list-item>
        <text:list-item>
          <text:p text:style-name="P103"><text:span text:style-name="Source_20_Text"><text:span text:style-name="T93">The inverse term, </text:span></text:span><text:span text:style-name="Source_20_Text"><text:span text:style-name="T185">downstream server</text:span></text:span><text:span text:style-name="Source_20_Text"><text:span text:style-name="T93">, is rarely used. </text:span></text:span><text:span text:style-name="Source_20_Text"><text:span text:style-name="T166">Caches and databases are generally </text:span></text:span><text:span text:style-name="Source_20_Text"><text:span text:style-name="T167">refered</text:span></text:span><text:span text:style-name="Source_20_Text"><text:span text:style-name="T166"> as downstream servers.</text:span></text:span></text:p>
        </text:list-item>
      </text:list>
      <text:p text:style-name="P49"><text:span text:style-name="Source_20_Text"><text:span text:style-name="T93"/></text:span></text:p>
      <text:p text:style-name="P41"><text:span text:style-name="Source_20_Text"><text:span text:style-name="T148">What is database replication?</text:span></text:span></text:p>
      <text:p text:style-name="P21"><text:a xlink:type="simple" xlink:href="http://searchsqlserver.techtarget.com/definition/database-replication" text:style-name="Internet_20_link" text:visited-style-name="Visited_20_Internet_20_Link"><text:span text:style-name="Source_20_Text"><text:span text:style-name="T42">http://searchsqlserver.techtarget.com/definition/database-replication</text:span></text:span></text:a></text:p>
      <text:p text:style-name="P21"><text:a xlink:type="simple" xlink:href="https://www.techopedia.com/definition/14720/database-replication" text:style-name="Internet_20_link" text:visited-style-name="Visited_20_Internet_20_Link"><text:span text:style-name="Source_20_Text"><text:span text:style-name="T42">https://www.techopedia.com/definition/14720/database-replication</text:span></text:span></text:a></text:p>
      <text:p text:style-name="P21"><text:span text:style-name="Source_20_Text"><text:span text:style-name="T40"/></text:span></text:p>
      <text:p text:style-name="P22"><text:span text:style-name="Source_20_Text"><text:span text:style-name="T149">What is database partitioning?</text:span></text:span></text:p>
      <text:p text:style-name="P24"><text:span text:style-name="Source_20_Text"><text:span text:style-name="T44">All answers of the following:</text:span></text:span></text:p>
      <text:p text:style-name="P23"><text:a xlink:type="simple" xlink:href="https://stackoverflow.com/questions/20388923/database-partitioning-horizontal-vs-vertical-difference-between-normalizatio" text:style-name="Internet_20_link" text:visited-style-name="Visited_20_Internet_20_Link"><text:span text:style-name="Source_20_Text"><text:span text:style-name="T43">https://stackoverflow.com/questions/20388923/database-partitioning-horizontal-vs-vertical-difference-between-normalizatio</text:span></text:span></text:a></text:p>
      <text:p text:style-name="P23"><text:span text:style-name="Source_20_Text"><text:span text:style-name="T43"/></text:span></text:p>
      <text:p text:style-name="P28"><text:span text:style-name="Source_20_Text"><text:span text:style-name="T153">What is database sharding?</text:span></text:span></text:p>
      <text:p text:style-name="P28"><text:span text:style-name="Source_20_Text"><text:span text:style-name="T49">https://stackoverflow.com/questions/992988/what-is-sharding-and-why-is-it-important</text:span></text:span></text:p>
      <text:p text:style-name="P28"><text:span text:style-name="Source_20_Text"><text:span text:style-name="T48"/></text:span></text:p>
      <text:p text:style-name="P28"><text:span text:style-name="Source_20_Text"><text:span text:style-name="T150">What is cluster</text:span></text:span><text:span text:style-name="Source_20_Text"><text:span text:style-name="T151">ing</text:span></text:span><text:span text:style-name="Source_20_Text"><text:span text:style-name="T150">?</text:span></text:span></text:p>
      <text:p text:style-name="P25"><text:span text:style-name="Source_20_Text"><text:span text:style-name="T45">A </text:span></text:span><text:span text:style-name="Source_20_Text"><text:span text:style-name="T181">computer cluster</text:span></text:span><text:span text:style-name="Source_20_Text"><text:span text:style-name="T45">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45">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45">,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45">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45">, with each </text:span></text:span><text:span text:style-name="Source_20_Text"><text:span text:style-name="T190">node</text:span></text:span><text:span text:style-name="Source_20_Text"><text:span text:style-name="T45">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45">.</text:span></text:span></text:p>
      <text:p text:style-name="P25"><text:span text:style-name="Source_20_Text"><text:span text:style-name="T45">Clusters are usually deployed to improve performance and availability over that of a single computer, while typically being much more cost-effective than single computers of comparable speed or availability.</text:span></text:span></text:p>
      <text:p text:style-name="P25"><text:span text:style-name="Source_20_Text"><text:span text:style-name="T45"/></text:span></text:p>
      <text:p text:style-name="P26"><text:bookmark text:name="cite_ref-3"/><text:span text:style-name="Source_20_Text"><text:span text:style-name="T152">What is grid computing?</text:span></text:span></text:p>
      <text:p text:style-name="P26"><text:span text:style-name="Source_20_Text"><text:span text:style-name="T182">Grid computing</text:span></text:span><text:span text:style-name="Source_20_Text"><text:span text:style-name="T46"> is the collection of computer resources from multiple locations to reach a common goal. The </text:span></text:span><text:span text:style-name="Source_20_Text"><text:span text:style-name="T182">grid</text:span></text:span><text:span text:style-name="Source_20_Text"><text:span text:style-name="T46">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46"> with non-interactive workloads that involve a large number of files. Grid computing is distinguished from conventional high-performance computing </text:span></text:span><text:soft-page-break/><text:span text:style-name="Source_20_Text"><text:span text:style-name="T46">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46">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46">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46">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46"> software libraries. Grid sizes can be quite large.</text:span></text:span></text:p>
      <text:p text:style-name="P26"><text:span text:style-name="Source_20_Text"><text:span text:style-name="T46">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46"> whereby a "</text:span></text:span><text:span text:style-name="Source_20_Text"><text:span text:style-name="T182">super virtual computer</text:span></text:span><text:span text:style-name="Source_20_Text"><text:span text:style-name="T46">"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46"> computers acting together to perform large tasks.</text:span></text:span></text:p>
      <text:p text:style-name="P26"><text:span text:style-name="Source_20_Text"><text:span text:style-name="T46"/></text:span></text:p>
      <text:p text:style-name="P29"><text:span text:style-name="Source_20_Text"><text:span text:style-name="T154">Scalability</text:span></text:span></text:p>
      <text:p text:style-name="P30"><text:span text:style-name="Source_20_Text"><text:span text:style-name="T51">http://www.lecloud.net/tagged/scalability</text:span></text:span></text:p>
      <text:p text:style-name="P29"><text:span text:style-name="Source_20_Text"><text:span text:style-name="T50"/></text:span></text:p>
      <text:p text:style-name="P31"><text:span text:style-name="Source_20_Text"><text:span text:style-name="T155">Important high-level trade-offs:</text:span></text:span></text:p>
      <text:list xml:id="list8381817145818139036" text:style-name="L15">
        <text:list-item>
          <text:p text:style-name="P104"><text:span text:style-name="Source_20_Text"><text:span text:style-name="Strong_20_Emphasis"><text:span text:style-name="T52">Performance</text:span></text:span></text:span><text:span text:style-name="Source_20_Text"><text:span text:style-name="T52"> vs </text:span></text:span><text:span text:style-name="Source_20_Text"><text:span text:style-name="Strong_20_Emphasis"><text:span text:style-name="T52">scalability</text:span></text:span></text:span></text:p>
        </text:list-item>
        <text:list-item>
          <text:p text:style-name="P104"><text:span text:style-name="Source_20_Text"><text:span text:style-name="Strong_20_Emphasis"><text:span text:style-name="T52">Latency</text:span></text:span></text:span><text:span text:style-name="Source_20_Text"><text:span text:style-name="T52"> vs </text:span></text:span><text:span text:style-name="Source_20_Text"><text:span text:style-name="Strong_20_Emphasis"><text:span text:style-name="T52">throughput</text:span></text:span></text:span></text:p>
        </text:list-item>
        <text:list-item>
          <text:p text:style-name="P104"><text:span text:style-name="Source_20_Text"><text:span text:style-name="Strong_20_Emphasis"><text:span text:style-name="T52">Availability</text:span></text:span></text:span><text:span text:style-name="Source_20_Text"><text:span text:style-name="T52"> vs </text:span></text:span><text:span text:style-name="Source_20_Text"><text:span text:style-name="Strong_20_Emphasis"><text:span text:style-name="T52">consistency</text:span></text:span></text:span></text:p>
        </text:list-item>
      </text:list>
      <text:p text:style-name="P31"><text:span text:style-name="Source_20_Text"><text:span text:style-name="T52">Keep in mind that </text:span></text:span><text:span text:style-name="Source_20_Text"><text:span text:style-name="Strong_20_Emphasis"><text:span text:style-name="T188">everything is a trade-off</text:span></text:span></text:span><text:span text:style-name="Source_20_Text"><text:span text:style-name="T52">.</text:span></text:span></text:p>
      <text:p text:style-name="P31"><text:span text:style-name="Source_20_Text"><text:span text:style-name="T52"/></text:span></text:p>
      <text:p text:style-name="P32"><text:span text:style-name="Source_20_Text"><text:span text:style-name="T156">What is partition-tolerence?</text:span></text:span></text:p>
      <text:p text:style-name="P32"><text:span text:style-name="Source_20_Text"><text:span text:style-name="T53">Partition tolerance in CAP means tolerance to a network partition. An example of a network partition is when two nodes can't talk to each other, but there are clients able to talk to either one or both of those nodes.</text:span></text:span></text:p>
      <text:p text:style-name="P32"><text:span text:style-name="Source_20_Text"><text:span text:style-name="T53"/></text:span></text:p>
      <text:p text:style-name="P35"><text:span text:style-name="Source_20_Text"><text:span text:style-name="T159">DNS architecture:</text:span></text:span></text:p>
      <text:p text:style-name="P36"><text:span text:style-name="Source_20_Text"><text:span text:style-name="T55">DNS architecture is a hierarchical distributed database and an associated set of protocols that define:</text:span></text:span></text:p>
      <text:list xml:id="list3357816327173462651" text:style-name="L16">
        <text:list-item>
          <text:p text:style-name="P105"><text:span text:style-name="Source_20_Text"><text:span text:style-name="T56">A mechanism for querying and updating the database.</text:span></text:span></text:p>
        </text:list-item>
        <text:list-item>
          <text:p text:style-name="P105"><text:span text:style-name="Source_20_Text"><text:span text:style-name="T56">A mechanism for replicating the information in the database among servers.</text:span></text:span></text:p>
        </text:list-item>
        <text:list-item>
          <text:p text:style-name="P105"><text:span text:style-name="Source_20_Text"><text:span text:style-name="T56">A schema of the database.</text:span></text:span></text:p>
        </text:list-item>
      </text:list>
      <text:p text:style-name="P53"><text:a xlink:type="simple" xlink:href="https://www.tutorialspoint.com/internet_technologies/internet_domain_name_system.htm" text:style-name="Internet_20_link" text:visited-style-name="Visited_20_Internet_20_Link"><text:span text:style-name="Source_20_Text"><text:span text:style-name="T58">https://www.tutorialspoint.com/internet_technologies/internet_domain_name_system.htm</text:span></text:span></text:a></text:p>
      <text:p text:style-name="P54"><text:a xlink:type="simple" xlink:href="https://www.youtube.com/watch?v=PrGDMTd_WzU" text:style-name="Internet_20_link" text:visited-style-name="Visited_20_Internet_20_Link"><text:span text:style-name="Source_20_Text"><text:span text:style-name="T59">https://www.youtube.com/watch?v=PrGDMTd_WzU</text:span></text:span></text:a></text:p>
      <text:p text:style-name="P54"><text:span text:style-name="Source_20_Text"><text:span text:style-name="T59"/></text:span></text:p>
      <text:p text:style-name="P58"><text:span text:style-name="Source_20_Text"><text:span text:style-name="T174">CDN</text:span></text:span></text:p>
      <text:p text:style-name="P56"><text:span text:style-name="Source_20_Text"><text:span text:style-name="T122">CDNs can be setup in multiple ways:</text:span></text:span></text:p>
      <text:list xml:id="list1779658590848856286" text:style-name="L17">
        <text:list-item>
          <text:p text:style-name="P106"><text:span text:style-name="Source_20_Text"><text:span text:style-name="T116">Some CDNs are setup in such a way that the user’s request go directly to the server and for the static contents (such as images and videos), the links are provided for the nearest CDN.</text:span></text:span></text:p>
        </text:list-item>
        <text:list-item>
          <text:p text:style-name="P106"><text:span text:style-name="Source_20_Text"><text:span text:style-name="T123">Some </text:span></text:span><text:span text:style-name="Source_20_Text"><text:span text:style-name="T115">CDN</text:span></text:span><text:span text:style-name="Source_20_Text"><text:span text:style-name="T123">s are</text:span></text:span><text:span text:style-name="Source_20_Text"><text:span text:style-name="T115"> set up in such a way so that the request </text:span></text:span><text:span text:style-name="Source_20_Text"><text:span text:style-name="T123">don’t</text:span></text:span><text:span text:style-name="Source_20_Text"><text:span text:style-name="T115"> go </text:span></text:span><text:span text:style-name="Source_20_Text"><text:span text:style-name="T123">directly</text:span></text:span><text:span text:style-name="Source_20_Text"><text:span text:style-name="T115"> to the actual server but to the CDN. </text:span></text:span><text:span text:style-name="Source_20_Text"><text:span text:style-name="T131">Basically the maintain the cached snapshot of your website. </text:span></text:span><text:span text:style-name="Source_20_Text"><text:span text:style-name="T115">All the cached contents will be obtained from the CDN and </text:span></text:span><text:span text:style-name="Source_20_Text"><text:span text:style-name="T132">only</text:span></text:span><text:span text:style-name="Source_20_Text"><text:span text:style-name="T115">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21">If the website have global usage, then CDN is a must. Then the CDN will actually have cached versions of the websites stored on servers all around the globe. </text:span></text:span><text:span text:style-name="Source_20_Text"><text:span text:style-name="T117">This architecture have following benefits:</text:span></text:span></text:p>
          <text:list>
            <text:list-item>
              <text:p text:style-name="P107"><text:span text:style-name="Source_20_Text"><text:span text:style-name="T119">Performance related benefits:</text:span></text:span></text:p>
              <text:list>
                <text:list-item>
                  <text:p text:style-name="P107"><text:span text:style-name="Source_20_Text"><text:span text:style-name="T124">decrease</text:span></text:span><text:span text:style-name="Source_20_Text"><text:span text:style-name="T125">d</text:span></text:span><text:span text:style-name="Source_20_Text"><text:span text:style-name="T124"> latency</text:span></text:span><text:span text:style-name="Source_20_Text"><text:span text:style-name="T125">(as resquest is served from nearer CDN server)</text:span></text:span><text:span text:style-name="Source_20_Text"><text:span text:style-name="T124"> and</text:span></text:span></text:p>
                </text:list-item>
                <text:list-item>
                  <text:p text:style-name="P107"><text:span text:style-name="Source_20_Text"><text:span text:style-name="T124">increase</text:span></text:span><text:span text:style-name="Source_20_Text"><text:span text:style-name="T125">d</text:span></text:span><text:span text:style-name="Source_20_Text"><text:span text:style-name="T124"> responsiveness </text:span></text:span><text:span text:style-name="Source_20_Text"><text:span text:style-name="T125">(as there are a large number of server nodes serving the requests)</text:span></text:span><text:span text:style-name="Source_20_Text"><text:span text:style-name="T124">.</text:span></text:span></text:p>
                </text:list-item>
              </text:list>
            </text:list-item>
            <text:list-item>
              <text:p text:style-name="P108"><text:span text:style-name="Source_20_Text"><text:span text:style-name="T119">Security related benefits:</text:span></text:span></text:p>
              <text:list>
                <text:list-item>
                  <text:p text:style-name="P108"><text:span text:style-name="Source_20_Text"><text:span text:style-name="T126">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09"><text:span text:style-name="Source_20_Text"><text:span text:style-name="T127">DD</text:span></text:span><text:span text:style-name="Source_20_Text"><text:span text:style-name="T128">o</text:span></text:span><text:span text:style-name="Source_20_Text"><text:span text:style-name="T127">S protection: </text:span></text:span><text:span text:style-name="Source_20_Text"><text:span text:style-name="T129">A Distributed Denial of Service (DDoS) attack is an attempt to make an online service unavailable by overwhelming it with traffic from multiple sources. </text:span></text:span><text:span text:style-name="Source_20_Text"><text:span text:style-name="T127">CDNs also provide DD</text:span></text:span><text:span text:style-name="Source_20_Text"><text:span text:style-name="T128">o</text:span></text:span><text:span text:style-name="Source_20_Text"><text:span text:style-name="T127">S protection service. They charge extra for that. This protection is not always necessarily but if you are susceptible for this kind of attack then you need that. </text:span></text:span><text:span text:style-name="Source_20_Text"><text:span text:style-name="T130">Actually these CDN service providers have huge distribution server network that can absorb huge enormous DDoS attacks and your website will remain unaffected.</text:span></text:span></text:p>
                </text:list-item>
              </text:list>
            </text:list-item>
            <text:list-item>
              <text:p text:style-name="P106"><text:span text:style-name="Source_20_Text"><text:span text:style-name="T120">Abc</text:span></text:span></text:p>
            </text:list-item>
          </text:list>
        </text:list-item>
      </text:list>
      <text:p text:style-name="P55"><text:span text:style-name="Source_20_Text"><text:span text:style-name="T118">Some of the important CDN service providers are CloudFlare, Incapsula, Akamai, etc.</text:span></text:span></text:p>
      <text:p text:style-name="P57"><text:span text:style-name="Source_20_Text"><text:span text:style-name="T212">For some more informations on CDN:</text:span></text:span></text:p>
      <text:p text:style-name="P51"><text:soft-page-break/><text:a xlink:type="simple" xlink:href="https://www.youtube.com/watch?v=6MX_XqQMvMI" text:style-name="Internet_20_link" text:visited-style-name="Visited_20_Internet_20_Link"><text:span text:style-name="Source_20_Text"><text:span text:style-name="T213">https://www.youtube.com/watch?v=6MX_XqQMvMI</text:span></text:span></text:a></text:p>
      <text:p text:style-name="P51"><text:span text:style-name="Source_20_Text"><text:span text:style-name="T213"/></text:span></text:p>
      <text:p text:style-name="P59"><text:span text:style-name="Source_20_Text"><text:span text:style-name="T207">(</text:span></text:span><text:span text:style-name="Source_20_Text"><text:span text:style-name="T206">VVI</text:span></text:span><text:span text:style-name="Source_20_Text"><text:span text:style-name="T207">)</text:span></text:span><text:span text:style-name="Source_20_Text"><text:span text:style-name="T175"> </text:span></text:span><text:span text:style-name="Source_20_Text"><text:span text:style-name="T176">Server sent events </text:span></text:span><text:span text:style-name="Source_20_Text"><text:span text:style-name="T177">(twitter uses this)</text:span></text:span><text:span text:style-name="Source_20_Text"><text:span text:style-name="T178">:</text:span></text:span></text:p>
      <text:p text:style-name="P59"><text:span text:style-name="Source_20_Text"><text:span text:style-name="T134">Server sent events invocation is sent by the server and its not a simple polling. Just change the name of the server file </text:span></text:span><text:span text:style-name="Source_20_Text"><text:span text:style-name="T135">or comment out all the lines of the server file</text:span></text:span><text:span text:style-name="Source_20_Text"><text:span text:style-name="T134"> and polling will stop.</text:span></text:span></text:p>
      <text:p text:style-name="P59"><text:span text:style-name="Source_20_Text"><text:span text:style-name="T133">https://www.w3schools.com/html/html5_serversentevents.asp</text:span></text:span></text:p>
      <text:p text:style-name="P59"><text:span text:style-name="Source_20_Text"><text:span text:style-name="T176"/></text:span></text:p>
      <text:p text:style-name="P59"><text:span text:style-name="Source_20_Text"><text:span text:style-name="T208">What is w</text:span></text:span><text:span text:style-name="Source_20_Text"><text:span text:style-name="T205">eb notifications </text:span></text:span><text:span text:style-name="Source_20_Text"><text:span text:style-name="T208">and w</text:span></text:span><text:span text:style-name="Source_20_Text"><text:span text:style-name="T205">eb push notifications? </text:span></text:span><text:span text:style-name="Source_20_Text"><text:span text:style-name="T209">What is the difference between them?</text:span></text:span></text:p>
      <text:p text:style-name="P111"><text:a xlink:type="simple" xlink:href="https://stackoverflow.com/questions/34844561/difference-between-notifications-api-and-push-api-from-web-perspective" text:style-name="Internet_20_link" text:visited-style-name="Visited_20_Internet_20_Link"><text:span text:style-name="Source_20_Text"><text:span text:style-name="T136">https://stackoverflow.com/questions/34844561/difference-between-notifications-api-and-push-api-from-web-perspective</text:span></text:span></text:a></text:p>
      <text:p text:style-name="P111"><text:span text:style-name="Source_20_Text"><text:span text:style-name="T205"/></text:span></text:p>
      <text:p text:style-name="P37"><text:span text:style-name="Source_20_Text"><text:span text:style-name="T57">Abc</text:span></text:span></text:p>
      <text:p text:style-name="P27"><text:span text:style-name="Source_20_Text"><text:span text:style-name="T47">Xyz</text:span></text:span></text:p>
      <text:p text:style-name="P27"><text:span text:style-name="Source_20_Text"><text:span text:style-name="T45"/></text:span></text:p>
      <text:p text:style-name="P5"><text:span text:style-name="Source_20_Text"><text:span text:style-name="T19">And now read:</text:span></text:span></text:p>
      <text:p text:style-name="P2"><text:a xlink:type="simple" xlink:href="https://github.com/donnemartin/system-design-primer" text:style-name="Internet_20_link" text:visited-style-name="Visited_20_Internet_20_Link"><text:span text:style-name="Source_20_Text"><text:span text:style-name="T2">https://github.com/donnemartin/system-design-primer</text:span></text:span></text:a></text:p>
      <text:p text:style-name="P2"><text:span text:style-name="Source_20_Text"><text:span text:style-name="T2"/></text:span></text:p>
      <text:p text:style-name="P34"><text:span text:style-name="Source_20_Text"><text:span text:style-name="T203">Further readings:</text:span></text:span></text:p>
      <text:p text:style-name="P4"><text:a xlink:type="simple" xlink:href="https://www.youtube.com/watch?v=Y6Ev8GIlbxc" text:style-name="Internet_20_link" text:visited-style-name="Visited_20_Internet_20_Link"><text:span text:style-name="Source_20_Text"><text:span text:style-name="T196">https://www.youtube.com/watch?v=Y6Ev8GIlbxc</text:span></text:span></text:a></text:p>
      <text:p text:style-name="P4"><text:span text:style-name="Source_20_Text"><text:span text:style-name="T197">https://www.youtube.com/watch?v=srOgpXECblk</text:span></text:span></text:p>
      <text:p text:style-name="P4"><text:span text:style-name="Source_20_Text"><text:span text:style-name="T1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12-09T17:10:22.430117601</dc:date>
    <meta:editing-duration>P20DT4H43M36S</meta:editing-duration>
    <meta:editing-cycles>1596</meta:editing-cycles>
    <meta:document-statistic meta:table-count="0" meta:image-count="0" meta:object-count="0" meta:page-count="7" meta:paragraph-count="203" meta:word-count="3769" meta:character-count="23143" meta:non-whitespace-character-count="19688"/>
  </office:meta>
</office:document-meta>
</file>